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manifest.rdf" manifest:media-type="application/rdf+xml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 13/content.xml" manifest:media-type="text/xml"/>
  <manifest:file-entry manifest:full-path="Object 13/styles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Object 14/content.xml" manifest:media-type="text/xml"/>
  <manifest:file-entry manifest:full-path="Object 14/styles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styles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Object 15/content.xml" manifest:media-type="text/xml"/>
  <manifest:file-entry manifest:full-path="Object 15/styles.xml" manifest:media-type="text/xml"/>
  <manifest:file-entry manifest:full-path="Object 15/meta.xml" manifest:media-type="text/xml"/>
  <manifest:file-entry manifest:full-path="Object 15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6.51mm"/>
    </style:style>
    <style:style style:name="co2" style:family="table-column">
      <style:table-column-properties fo:break-before="auto" style:column-width="36.18mm"/>
    </style:style>
    <style:style style:name="co3" style:family="table-column">
      <style:table-column-properties fo:break-before="auto" style:column-width="36.6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30.22mm"/>
    </style:style>
    <style:style style:name="co6" style:family="table-column">
      <style:table-column-properties fo:break-before="auto" style:column-width="30.83mm"/>
    </style:style>
    <style:style style:name="ro1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number-columns-repeated="5" table:default-cell-style-name="Default"/>
        <table:table-row table:style-name="ro1">
          <table:table-cell/>
          <table:table-cell office:value-type="string" calcext:value-type="string">
            <text:p>InsertonSort</text:p>
          </table:table-cell>
          <table:table-cell table:number-columns-repeated="3"/>
          <table:table-cell office:value-type="string" calcext:value-type="string">
            <text:p>BubbleSort</text:p>
          </table:table-cell>
          <table:table-cell table:number-columns-repeated="4"/>
          <table:table-cell office:value-type="string" calcext:value-type="string">
            <text:p>heapsor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empo de execução</text:p>
          </table:table-cell>
          <table:table-cell office:value-type="string" calcext:value-type="string">
            <text:p>numero de instrução</text:p>
          </table:table-cell>
          <table:table-cell table:number-columns-repeated="2"/>
          <table:table-cell office:value-type="string" calcext:value-type="string">
            <text:p>tempo de execução</text:p>
          </table:table-cell>
          <table:table-cell office:value-type="string" calcext:value-type="string">
            <text:p>numero de instrução</text:p>
          </table:table-cell>
          <table:table-cell table:number-columns-repeated="2"/>
          <table:table-cell office:value-type="string" calcext:value-type="string">
            <text:p>CR</text:p>
          </table:table-cell>
          <table:table-cell office:value-type="string" calcext:value-type="string">
            <text:p>tempo de execução</text:p>
          </table:table-cell>
          <table:table-cell office:value-type="string" calcext:value-type="string">
            <text:p>numero de instrução</text:p>
          </table:table-cell>
        </table:table-row>
        <table:table-row table:style-name="ro1">
          <table:table-cell office:value-type="string" calcext:value-type="string">
            <text:p>10CR</text:p>
          </table:table-cell>
          <table:table-cell office:value-type="float" office:value="0.00000487" calcext:value-type="float">
            <text:p>0,00000487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string" calcext:value-type="string">
            <text:p>10CR</text:p>
          </table:table-cell>
          <table:table-cell office:value-type="float" office:value="0.00000923" calcext:value-type="float">
            <text:p>0,00000923</text:p>
          </table:table-cell>
          <table:table-cell office:value-type="float" office:value="353" calcext:value-type="float">
            <text:p>353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00000588" calcext:value-type="float">
            <text:p>0,00000588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string" calcext:value-type="string">
            <text:p>10OC</text:p>
          </table:table-cell>
          <table:table-cell office:value-type="float" office:value="0.00000224" calcext:value-type="float">
            <text:p>0,00000224</text:p>
          </table:table-cell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10OC</text:p>
          </table:table-cell>
          <table:table-cell office:value-type="float" office:value="0.00000079" calcext:value-type="float">
            <text:p>0,00000079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0.00013265" calcext:value-type="float">
            <text:p>0,00013265</text:p>
          </table:table-cell>
          <table:table-cell office:value-type="float" office:value="5145" calcext:value-type="float">
            <text:p>5145</text:p>
          </table:table-cell>
        </table:table-row>
        <table:table-row table:style-name="ro1">
          <table:table-cell office:value-type="string" calcext:value-type="string">
            <text:p>10OD</text:p>
          </table:table-cell>
          <table:table-cell office:value-type="float" office:value="0.00000657" calcext:value-type="float">
            <text:p>0,00000657</text:p>
          </table:table-cell>
          <table:table-cell office:value-type="float" office:value="287" calcext:value-type="float">
            <text:p>287</text:p>
          </table:table-cell>
          <table:table-cell/>
          <table:table-cell office:value-type="string" calcext:value-type="string">
            <text:p>10OD</text:p>
          </table:table-cell>
          <table:table-cell office:value-type="float" office:value="0.00001043" calcext:value-type="float">
            <text:p>0,00001043</text:p>
          </table:table-cell>
          <table:table-cell office:value-type="float" office:value="481" calcext:value-type="float">
            <text:p>481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0.00146176" calcext:value-type="float">
            <text:p>0,00146176</text:p>
          </table:table-cell>
          <table:table-cell office:value-type="float" office:value="76670" calcext:value-type="float">
            <text:p>76670</text:p>
          </table:table-cell>
        </table:table-row>
        <table:table-row table:style-name="ro1">
          <table:table-cell office:value-type="string" calcext:value-type="string">
            <text:p>10SR</text:p>
          </table:table-cell>
          <table:table-cell office:value-type="float" office:value="0.00000371" calcext:value-type="float">
            <text:p>0,00000371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string" calcext:value-type="string">
            <text:p>10SR</text:p>
          </table:table-cell>
          <table:table-cell office:value-type="float" office:value="0.00000771" calcext:value-type="float">
            <text:p>0,00000771</text:p>
          </table:table-cell>
          <table:table-cell office:value-type="float" office:value="297" calcext:value-type="float">
            <text:p>297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office:value-type="float" office:value="0.02022486" calcext:value-type="float">
            <text:p>0,02022486</text:p>
          </table:table-cell>
          <table:table-cell office:value-type="float" office:value="1014387" calcext:value-type="float">
            <text:p>1014387</text:p>
          </table:table-cell>
        </table:table-row>
        <table:table-row table:style-name="ro1">
          <table:table-cell office:value-type="string" calcext:value-type="string">
            <text:p>100CR</text:p>
          </table:table-cell>
          <table:table-cell office:value-type="float" office:value="0.00020956" calcext:value-type="float">
            <text:p>0,00020956</text:p>
          </table:table-cell>
          <table:table-cell office:value-type="float" office:value="12222" calcext:value-type="float">
            <text:p>12222</text:p>
          </table:table-cell>
          <table:table-cell/>
          <table:table-cell office:value-type="string" calcext:value-type="string">
            <text:p>100CR</text:p>
          </table:table-cell>
          <table:table-cell office:value-type="float" office:value="0.00064746" calcext:value-type="float">
            <text:p>0,00064746</text:p>
          </table:table-cell>
          <table:table-cell office:value-type="float" office:value="27977" calcext:value-type="float">
            <text:p>27977</text:p>
          </table:table-cell>
          <table:table-cell table:number-columns-repeated="2"/>
          <table:table-cell office:value-type="float" office:value="100000" calcext:value-type="float">
            <text:p>100000</text:p>
          </table:table-cell>
          <table:table-cell office:value-type="float" office:value="0.25933647" calcext:value-type="float">
            <text:p>0,25933647</text:p>
          </table:table-cell>
          <table:table-cell office:value-type="float" office:value="12638500" calcext:value-type="float">
            <text:p>12638500</text:p>
          </table:table-cell>
        </table:table-row>
        <table:table-row table:style-name="ro1">
          <table:table-cell office:value-type="string" calcext:value-type="string">
            <text:p>100OC</text:p>
          </table:table-cell>
          <table:table-cell office:value-type="float" office:value="0.00000968" calcext:value-type="float">
            <text:p>0,00000968</text:p>
          </table:table-cell>
          <table:table-cell office:value-type="float" office:value="602" calcext:value-type="float">
            <text:p>602</text:p>
          </table:table-cell>
          <table:table-cell/>
          <table:table-cell office:value-type="string" calcext:value-type="string">
            <text:p>100OC</text:p>
          </table:table-cell>
          <table:table-cell office:value-type="float" office:value="0.00000411" calcext:value-type="float">
            <text:p>0,00000411</text:p>
          </table:table-cell>
          <table:table-cell office:value-type="float" office:value="103" calcext:value-type="float">
            <text:p>103</text:p>
          </table:table-cell>
          <table:table-cell table:number-columns-repeated="2"/>
          <table:table-cell office:value-type="float" office:value="1000000" calcext:value-type="float">
            <text:p>1000000</text:p>
          </table:table-cell>
          <table:table-cell office:value-type="float" office:value="1.70727253" calcext:value-type="float">
            <text:p>1,70727253</text:p>
          </table:table-cell>
          <table:table-cell office:value-type="float" office:value="73308807" calcext:value-type="float">
            <text:p>73308807</text:p>
          </table:table-cell>
        </table:table-row>
        <table:table-row table:style-name="ro1">
          <table:table-cell office:value-type="string" calcext:value-type="string">
            <text:p>100OD</text:p>
          </table:table-cell>
          <table:table-cell office:value-type="float" office:value="0.00041334" calcext:value-type="float">
            <text:p>0,00041334</text:p>
          </table:table-cell>
          <table:table-cell office:value-type="float" office:value="25352" calcext:value-type="float">
            <text:p>25352</text:p>
          </table:table-cell>
          <table:table-cell/>
          <table:table-cell office:value-type="string" calcext:value-type="string">
            <text:p>100OD</text:p>
          </table:table-cell>
          <table:table-cell office:value-type="float" office:value="0.00086525" calcext:value-type="float">
            <text:p>0,00086525</text:p>
          </table:table-cell>
          <table:table-cell office:value-type="float" office:value="49801" calcext:value-type="float">
            <text:p>498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00SR</text:p>
          </table:table-cell>
          <table:table-cell office:value-type="float" office:value="0.0002046" calcext:value-type="float">
            <text:p>0,0002046</text:p>
          </table:table-cell>
          <table:table-cell office:value-type="float" office:value="12892" calcext:value-type="float">
            <text:p>12892</text:p>
          </table:table-cell>
          <table:table-cell/>
          <table:table-cell office:value-type="string" calcext:value-type="string">
            <text:p>100SR</text:p>
          </table:table-cell>
          <table:table-cell office:value-type="float" office:value="0.00063889" calcext:value-type="float">
            <text:p>0,00063889</text:p>
          </table:table-cell>
          <table:table-cell office:value-type="float" office:value="29151" calcext:value-type="float">
            <text:p>29151</text:p>
          </table:table-cell>
          <table:table-cell table:number-columns-repeated="3"/>
          <table:table-cell office:value-type="string" calcext:value-type="string">
            <text:p>MergeSort_MA</text:p>
          </table:table-cell>
          <table:table-cell/>
        </table:table-row>
        <table:table-row table:style-name="ro1">
          <table:table-cell office:value-type="string" calcext:value-type="string">
            <text:p>1000CR</text:p>
          </table:table-cell>
          <table:table-cell office:value-type="float" office:value="0.01980127" calcext:value-type="float">
            <text:p>0,01980127</text:p>
          </table:table-cell>
          <table:table-cell office:value-type="float" office:value="1248402" calcext:value-type="float">
            <text:p>1248402</text:p>
          </table:table-cell>
          <table:table-cell/>
          <table:table-cell office:value-type="string" calcext:value-type="string">
            <text:p>1000CR</text:p>
          </table:table-cell>
          <table:table-cell office:value-type="float" office:value="0.06583404" calcext:value-type="float">
            <text:p>0,06583404</text:p>
          </table:table-cell>
          <table:table-cell office:value-type="float" office:value="2941745" calcext:value-type="float">
            <text:p>2941745</text:p>
          </table:table-cell>
          <table:table-cell table:number-columns-repeated="2"/>
          <table:table-cell office:value-type="string" calcext:value-type="string">
            <text:p>CR</text:p>
          </table:table-cell>
          <table:table-cell office:value-type="string" calcext:value-type="string">
            <text:p>tempo de execução</text:p>
          </table:table-cell>
          <table:table-cell office:value-type="string" calcext:value-type="string">
            <text:p>numero de instrução</text:p>
          </table:table-cell>
        </table:table-row>
        <table:table-row table:style-name="ro1">
          <table:table-cell office:value-type="string" calcext:value-type="string">
            <text:p>1000OC</text:p>
          </table:table-cell>
          <table:table-cell office:value-type="float" office:value="0.00008376" calcext:value-type="float">
            <text:p>0,00008376</text:p>
          </table:table-cell>
          <table:table-cell office:value-type="float" office:value="6002" calcext:value-type="float">
            <text:p>6002</text:p>
          </table:table-cell>
          <table:table-cell/>
          <table:table-cell office:value-type="string" calcext:value-type="string">
            <text:p>1000OC</text:p>
          </table:table-cell>
          <table:table-cell office:value-type="float" office:value="0.0000337" calcext:value-type="float">
            <text:p>0,0000337</text:p>
          </table:table-cell>
          <table:table-cell office:value-type="float" office:value="1003" calcext:value-type="float">
            <text:p>1003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00000702" calcext:value-type="float">
            <text:p>0,00000702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string" calcext:value-type="string">
            <text:p>1000OD</text:p>
          </table:table-cell>
          <table:table-cell office:value-type="float" office:value="0.04025273" calcext:value-type="float">
            <text:p>0,04025273</text:p>
          </table:table-cell>
          <table:table-cell office:value-type="float" office:value="2503502" calcext:value-type="float">
            <text:p>2503502</text:p>
          </table:table-cell>
          <table:table-cell/>
          <table:table-cell office:value-type="string" calcext:value-type="string">
            <text:p>1000OD</text:p>
          </table:table-cell>
          <table:table-cell office:value-type="float" office:value="0.09347724" calcext:value-type="float">
            <text:p>0,09347724</text:p>
          </table:table-cell>
          <table:table-cell office:value-type="float" office:value="4998001" calcext:value-type="float">
            <text:p>4998001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0.00010462" calcext:value-type="float">
            <text:p>0,00010462</text:p>
          </table:table-cell>
          <table:table-cell office:value-type="float" office:value="6479" calcext:value-type="float">
            <text:p>6479</text:p>
          </table:table-cell>
        </table:table-row>
        <table:table-row table:style-name="ro1">
          <table:table-cell office:value-type="string" calcext:value-type="string">
            <text:p>1000SR</text:p>
          </table:table-cell>
          <table:table-cell office:value-type="float" office:value="0.02063187" calcext:value-type="float">
            <text:p>0,02063187</text:p>
          </table:table-cell>
          <table:table-cell office:value-type="float" office:value="1256522" calcext:value-type="float">
            <text:p>1256522</text:p>
          </table:table-cell>
          <table:table-cell/>
          <table:table-cell office:value-type="string" calcext:value-type="string">
            <text:p>1000SR</text:p>
          </table:table-cell>
          <table:table-cell office:value-type="float" office:value="0.0653232" calcext:value-type="float">
            <text:p>0,0653232</text:p>
          </table:table-cell>
          <table:table-cell office:value-type="float" office:value="2941711" calcext:value-type="float">
            <text:p>2941711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0.00146746" calcext:value-type="float">
            <text:p>0,00146746</text:p>
          </table:table-cell>
          <table:table-cell office:value-type="float" office:value="92648" calcext:value-type="float">
            <text:p>92648</text:p>
          </table:table-cell>
        </table:table-row>
        <table:table-row table:style-name="ro1">
          <table:table-cell table:number-columns-repeated="9"/>
          <table:table-cell office:value-type="float" office:value="10000" calcext:value-type="float">
            <text:p>10000</text:p>
          </table:table-cell>
          <table:table-cell office:value-type="float" office:value="0.01915966" calcext:value-type="float">
            <text:p>0,01915966</text:p>
          </table:table-cell>
          <table:table-cell office:value-type="float" office:value="1213503" calcext:value-type="float">
            <text:p>1213503</text:p>
          </table:table-cell>
        </table:table-row>
        <table:table-row table:style-name="ro1">
          <table:table-cell/>
          <table:table-cell office:value-type="string" calcext:value-type="string">
            <text:p>SelectionSort</text:p>
          </table:table-cell>
          <table:table-cell table:number-columns-repeated="7"/>
          <table:table-cell office:value-type="float" office:value="100000" calcext:value-type="float">
            <text:p>100000</text:p>
          </table:table-cell>
          <table:table-cell office:value-type="float" office:value="0.23780848" calcext:value-type="float">
            <text:p>0,23780848</text:p>
          </table:table-cell>
          <table:table-cell office:value-type="float" office:value="14966555" calcext:value-type="float">
            <text:p>14966555</text:p>
          </table:table-cell>
        </table:table-row>
        <table:table-row table:style-name="ro1">
          <table:table-cell/>
          <table:table-cell office:value-type="string" calcext:value-type="string">
            <text:p>tempo de execução</text:p>
          </table:table-cell>
          <table:table-cell office:value-type="string" calcext:value-type="string">
            <text:p>numero de instrução</text:p>
          </table:table-cell>
          <table:table-cell table:number-columns-repeated="6"/>
          <table:table-cell office:value-type="float" office:value="1000000" calcext:value-type="float">
            <text:p>1000000</text:p>
          </table:table-cell>
          <table:table-cell office:value-type="float" office:value="2.56348705" calcext:value-type="float">
            <text:p>2,56348705</text:p>
          </table:table-cell>
          <table:table-cell office:value-type="float" office:value="171651137" calcext:value-type="float">
            <text:p>171651137</text:p>
          </table:table-cell>
        </table:table-row>
        <table:table-row table:style-name="ro1">
          <table:table-cell office:value-type="string" calcext:value-type="string">
            <text:p>10CR</text:p>
          </table:table-cell>
          <table:table-cell office:value-type="float" office:value="0.00000486" calcext:value-type="float">
            <text:p>0,00000486</text:p>
          </table:table-cell>
          <table:table-cell office:value-type="float" office:value="206" calcext:value-type="float">
            <text:p>20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0OC</text:p>
          </table:table-cell>
          <table:table-cell office:value-type="float" office:value="0.00000295" calcext:value-type="float">
            <text:p>0,00000295</text:p>
          </table:table-cell>
          <table:table-cell office:value-type="float" office:value="120" calcext:value-type="float">
            <text:p>12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0OD</text:p>
          </table:table-cell>
          <table:table-cell office:value-type="float" office:value="0.00000378" calcext:value-type="float">
            <text:p>0,00000378</text:p>
          </table:table-cell>
          <table:table-cell office:value-type="float" office:value="205" calcext:value-type="float">
            <text:p>20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0SR</text:p>
          </table:table-cell>
          <table:table-cell office:value-type="float" office:value="0.00000438" calcext:value-type="float">
            <text:p>0,00000438</text:p>
          </table:table-cell>
          <table:table-cell office:value-type="float" office:value="182" calcext:value-type="float">
            <text:p>1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00CR</text:p>
          </table:table-cell>
          <table:table-cell office:value-type="float" office:value="0.00019709" calcext:value-type="float">
            <text:p>0,00019709</text:p>
          </table:table-cell>
          <table:table-cell office:value-type="float" office:value="11437" calcext:value-type="float">
            <text:p>114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00OC</text:p>
          </table:table-cell>
          <table:table-cell office:value-type="float" office:value="0.00016133" calcext:value-type="float">
            <text:p>0,00016133</text:p>
          </table:table-cell>
          <table:table-cell office:value-type="float" office:value="10200" calcext:value-type="float">
            <text:p>102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00OD</text:p>
          </table:table-cell>
          <table:table-cell office:value-type="float" office:value="0.00018237" calcext:value-type="float">
            <text:p>0,00018237</text:p>
          </table:table-cell>
          <table:table-cell office:value-type="float" office:value="15550" calcext:value-type="float">
            <text:p>1555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00SR</text:p>
          </table:table-cell>
          <table:table-cell office:value-type="float" office:value="0.00020082" calcext:value-type="float">
            <text:p>0,00020082</text:p>
          </table:table-cell>
          <table:table-cell office:value-type="float" office:value="11530" calcext:value-type="float">
            <text:p>1153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000CR</text:p>
          </table:table-cell>
          <table:table-cell office:value-type="float" office:value="0.01646859" calcext:value-type="float">
            <text:p>0,01646859</text:p>
          </table:table-cell>
          <table:table-cell office:value-type="float" office:value="1019197" calcext:value-type="float">
            <text:p>10191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000OC</text:p>
          </table:table-cell>
          <table:table-cell office:value-type="float" office:value="0.01598722" calcext:value-type="float">
            <text:p>0,01598722</text:p>
          </table:table-cell>
          <table:table-cell office:value-type="float" office:value="1002000" calcext:value-type="float">
            <text:p>1002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000OD</text:p>
          </table:table-cell>
          <table:table-cell office:value-type="float" office:value="0.01716262" calcext:value-type="float">
            <text:p>0,01716262</text:p>
          </table:table-cell>
          <table:table-cell office:value-type="float" office:value="1505500" calcext:value-type="float">
            <text:p>15055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000SR</text:p>
          </table:table-cell>
          <table:table-cell office:value-type="float" office:value="0.01652423" calcext:value-type="float">
            <text:p>0,01652423</text:p>
          </table:table-cell>
          <table:table-cell office:value-type="float" office:value="1019456" calcext:value-type="float">
            <text:p>1019456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/>
          <table:table-cell office:value-type="string" calcext:value-type="string">
            <text:p>QuickSort</text:p>
          </table:table-cell>
          <table:table-cell table:number-columns-repeated="3"/>
          <table:table-cell office:value-type="string" calcext:value-type="string">
            <text:p>MergeSort_M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empo de execução</text:p>
          </table:table-cell>
          <table:table-cell office:value-type="string" calcext:value-type="string">
            <text:p>numero de instrução</text:p>
          </table:table-cell>
          <table:table-cell table:number-columns-repeated="2"/>
          <table:table-cell office:value-type="string" calcext:value-type="string">
            <text:p>tempo de execução</text:p>
          </table:table-cell>
          <table:table-cell office:value-type="string" calcext:value-type="string">
            <text:p>numero de instruçã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0CR</text:p>
          </table:table-cell>
          <table:table-cell office:value-type="float" office:value="0.00000482" calcext:value-type="float">
            <text:p>0,00000482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string" calcext:value-type="string">
            <text:p>10CR</text:p>
          </table:table-cell>
          <table:table-cell office:value-type="float" office:value="0.00000702" calcext:value-type="float">
            <text:p>0,00000702</text:p>
          </table:table-cell>
          <table:table-cell office:value-type="float" office:value="357" calcext:value-type="float">
            <text:p>35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0OC</text:p>
          </table:table-cell>
          <table:table-cell office:value-type="float" office:value="0.00000372" calcext:value-type="float">
            <text:p>0,00000372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string" calcext:value-type="string">
            <text:p>10OC</text:p>
          </table:table-cell>
          <table:table-cell office:value-type="float" office:value="0.00000586" calcext:value-type="float">
            <text:p>0,00000586</text:p>
          </table:table-cell>
          <table:table-cell office:value-type="float" office:value="368" calcext:value-type="float">
            <text:p>36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0OD</text:p>
          </table:table-cell>
          <table:table-cell office:value-type="float" office:value="0.00000324" calcext:value-type="float">
            <text:p>0,00000324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string" calcext:value-type="string">
            <text:p>10OD</text:p>
          </table:table-cell>
          <table:table-cell office:value-type="float" office:value="0.00000842" calcext:value-type="float">
            <text:p>0,00000842</text:p>
          </table:table-cell>
          <table:table-cell office:value-type="float" office:value="344" calcext:value-type="float">
            <text:p>34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0SR</text:p>
          </table:table-cell>
          <table:table-cell office:value-type="float" office:value="0.00000423" calcext:value-type="float">
            <text:p>0,00000423</text:p>
          </table:table-cell>
          <table:table-cell office:value-type="float" office:value="193" calcext:value-type="float">
            <text:p>193</text:p>
          </table:table-cell>
          <table:table-cell/>
          <table:table-cell office:value-type="string" calcext:value-type="string">
            <text:p>10SR</text:p>
          </table:table-cell>
          <table:table-cell office:value-type="float" office:value="0.00000895" calcext:value-type="float">
            <text:p>0,00000895</text:p>
          </table:table-cell>
          <table:table-cell office:value-type="float" office:value="358" calcext:value-type="float">
            <text:p>35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00CR</text:p>
          </table:table-cell>
          <table:table-cell office:value-type="float" office:value="0.00006535" calcext:value-type="float">
            <text:p>0,00006535</text:p>
          </table:table-cell>
          <table:table-cell office:value-type="float" office:value="2902" calcext:value-type="float">
            <text:p>2902</text:p>
          </table:table-cell>
          <table:table-cell/>
          <table:table-cell office:value-type="string" calcext:value-type="string">
            <text:p>100CR</text:p>
          </table:table-cell>
          <table:table-cell office:value-type="float" office:value="0.00010462" calcext:value-type="float">
            <text:p>0,00010462</text:p>
          </table:table-cell>
          <table:table-cell office:value-type="float" office:value="6479" calcext:value-type="float">
            <text:p>647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00OC</text:p>
          </table:table-cell>
          <table:table-cell office:value-type="float" office:value="0.00003535" calcext:value-type="float">
            <text:p>0,00003535</text:p>
          </table:table-cell>
          <table:table-cell office:value-type="float" office:value="1366" calcext:value-type="float">
            <text:p>1366</text:p>
          </table:table-cell>
          <table:table-cell/>
          <table:table-cell office:value-type="string" calcext:value-type="string">
            <text:p>100OC</text:p>
          </table:table-cell>
          <table:table-cell office:value-type="float" office:value="0.0000873" calcext:value-type="float">
            <text:p>0,0000873</text:p>
          </table:table-cell>
          <table:table-cell office:value-type="float" office:value="6583" calcext:value-type="float">
            <text:p>658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00OD</text:p>
          </table:table-cell>
          <table:table-cell office:value-type="float" office:value="0.00003642" calcext:value-type="float">
            <text:p>0,00003642</text:p>
          </table:table-cell>
          <table:table-cell office:value-type="float" office:value="1972" calcext:value-type="float">
            <text:p>1972</text:p>
          </table:table-cell>
          <table:table-cell/>
          <table:table-cell office:value-type="string" calcext:value-type="string">
            <text:p>100OD</text:p>
          </table:table-cell>
          <table:table-cell office:value-type="float" office:value="0.00008925" calcext:value-type="float">
            <text:p>0,00008925</text:p>
          </table:table-cell>
          <table:table-cell office:value-type="float" office:value="6168" calcext:value-type="float">
            <text:p>616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00SR</text:p>
          </table:table-cell>
          <table:table-cell office:value-type="float" office:value="0.00006475" calcext:value-type="float">
            <text:p>0,00006475</text:p>
          </table:table-cell>
          <table:table-cell office:value-type="float" office:value="2818" calcext:value-type="float">
            <text:p>2818</text:p>
          </table:table-cell>
          <table:table-cell/>
          <table:table-cell office:value-type="string" calcext:value-type="string">
            <text:p>100SR</text:p>
          </table:table-cell>
          <table:table-cell office:value-type="float" office:value="0.00010612" calcext:value-type="float">
            <text:p>0,00010612</text:p>
          </table:table-cell>
          <table:table-cell office:value-type="float" office:value="6488" calcext:value-type="float">
            <text:p>648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000CR</text:p>
          </table:table-cell>
          <table:table-cell office:value-type="float" office:value="0.00087329" calcext:value-type="float">
            <text:p>0,00087329</text:p>
          </table:table-cell>
          <table:table-cell office:value-type="float" office:value="40075" calcext:value-type="float">
            <text:p>40075</text:p>
          </table:table-cell>
          <table:table-cell/>
          <table:table-cell office:value-type="string" calcext:value-type="string">
            <text:p>1000CR</text:p>
          </table:table-cell>
          <table:table-cell office:value-type="float" office:value="0.00146746" calcext:value-type="float">
            <text:p>0,00146746</text:p>
          </table:table-cell>
          <table:table-cell office:value-type="float" office:value="92648" calcext:value-type="float">
            <text:p>9264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000OC</text:p>
          </table:table-cell>
          <table:table-cell office:value-type="float" office:value="0.00036172" calcext:value-type="float">
            <text:p>0,00036172</text:p>
          </table:table-cell>
          <table:table-cell office:value-type="float" office:value="13516" calcext:value-type="float">
            <text:p>13516</text:p>
          </table:table-cell>
          <table:table-cell/>
          <table:table-cell office:value-type="string" calcext:value-type="string">
            <text:p>1000OC</text:p>
          </table:table-cell>
          <table:table-cell office:value-type="float" office:value="0.00113194" calcext:value-type="float">
            <text:p>0,00113194</text:p>
          </table:table-cell>
          <table:table-cell office:value-type="float" office:value="93731" calcext:value-type="float">
            <text:p>9373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000OD</text:p>
          </table:table-cell>
          <table:table-cell office:value-type="float" office:value="0.00043185" calcext:value-type="float">
            <text:p>0,00043185</text:p>
          </table:table-cell>
          <table:table-cell office:value-type="float" office:value="19504" calcext:value-type="float">
            <text:p>19504</text:p>
          </table:table-cell>
          <table:table-cell/>
          <table:table-cell office:value-type="string" calcext:value-type="string">
            <text:p>1000OD</text:p>
          </table:table-cell>
          <table:table-cell office:value-type="float" office:value="0.00112466" calcext:value-type="float">
            <text:p>0,00112466</text:p>
          </table:table-cell>
          <table:table-cell office:value-type="float" office:value="87800" calcext:value-type="float">
            <text:p>878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000SR</text:p>
          </table:table-cell>
          <table:table-cell office:value-type="float" office:value="0.00093766" calcext:value-type="float">
            <text:p>0,00093766</text:p>
          </table:table-cell>
          <table:table-cell office:value-type="float" office:value="38170" calcext:value-type="float">
            <text:p>38170</text:p>
          </table:table-cell>
          <table:table-cell/>
          <table:table-cell office:value-type="string" calcext:value-type="string">
            <text:p>1000SR</text:p>
          </table:table-cell>
          <table:table-cell office:value-type="float" office:value="0.00145467" calcext:value-type="float">
            <text:p>0,00145467</text:p>
          </table:table-cell>
          <table:table-cell office:value-type="float" office:value="92640" calcext:value-type="float">
            <text:p>9264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0000CR</text:p>
          </table:table-cell>
          <table:table-cell office:value-type="float" office:value="0.01119212" calcext:value-type="float">
            <text:p>0,01119212</text:p>
          </table:table-cell>
          <table:table-cell office:value-type="float" office:value="489619" calcext:value-type="float">
            <text:p>489619</text:p>
          </table:table-cell>
          <table:table-cell/>
          <table:table-cell office:value-type="string" calcext:value-type="string">
            <text:p>10000CR</text:p>
          </table:table-cell>
          <table:table-cell office:value-type="float" office:value="0.01915966" calcext:value-type="float">
            <text:p>0,01915966</text:p>
          </table:table-cell>
          <table:table-cell office:value-type="float" office:value="1213503" calcext:value-type="float">
            <text:p>12135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0000OC</text:p>
          </table:table-cell>
          <table:table-cell office:value-type="float" office:value="0.00435233" calcext:value-type="float">
            <text:p>0,00435233</text:p>
          </table:table-cell>
          <table:table-cell office:value-type="float" office:value="143116" calcext:value-type="float">
            <text:p>143116</text:p>
          </table:table-cell>
          <table:table-cell/>
          <table:table-cell office:value-type="string" calcext:value-type="string">
            <text:p>10000OC</text:p>
          </table:table-cell>
          <table:table-cell office:value-type="float" office:value="0.014467" calcext:value-type="float">
            <text:p>0,014467</text:p>
          </table:table-cell>
          <table:table-cell office:value-type="float" office:value="1223527" calcext:value-type="float">
            <text:p>122352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0000OD</text:p>
          </table:table-cell>
          <table:table-cell office:value-type="float" office:value="0.00493207" calcext:value-type="float">
            <text:p>0,00493207</text:p>
          </table:table-cell>
          <table:table-cell office:value-type="float" office:value="203104" calcext:value-type="float">
            <text:p>203104</text:p>
          </table:table-cell>
          <table:table-cell/>
          <table:table-cell office:value-type="string" calcext:value-type="string">
            <text:p>10000OD</text:p>
          </table:table-cell>
          <table:table-cell office:value-type="float" office:value="0.01496361" calcext:value-type="float">
            <text:p>0,01496361</text:p>
          </table:table-cell>
          <table:table-cell office:value-type="float" office:value="1148920" calcext:value-type="float">
            <text:p>11489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0000SR</text:p>
          </table:table-cell>
          <table:table-cell office:value-type="float" office:value="0.01121321" calcext:value-type="float">
            <text:p>0,01121321</text:p>
          </table:table-cell>
          <table:table-cell office:value-type="float" office:value="465181" calcext:value-type="float">
            <text:p>465181</text:p>
          </table:table-cell>
          <table:table-cell/>
          <table:table-cell office:value-type="string" calcext:value-type="string">
            <text:p>10000SR</text:p>
          </table:table-cell>
          <table:table-cell office:value-type="float" office:value="0.02062158" calcext:value-type="float">
            <text:p>0,02062158</text:p>
          </table:table-cell>
          <table:table-cell office:value-type="float" office:value="1213514" calcext:value-type="float">
            <text:p>12135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00000CR</text:p>
          </table:table-cell>
          <table:table-cell office:value-type="float" office:value="0.13582346" calcext:value-type="float">
            <text:p>0,13582346</text:p>
          </table:table-cell>
          <table:table-cell office:value-type="float" office:value="5786536" calcext:value-type="float">
            <text:p>5786536</text:p>
          </table:table-cell>
          <table:table-cell/>
          <table:table-cell office:value-type="string" calcext:value-type="string">
            <text:p>100000CR</text:p>
          </table:table-cell>
          <table:table-cell office:value-type="float" office:value="0.23780848" calcext:value-type="float">
            <text:p>0,23780848</text:p>
          </table:table-cell>
          <table:table-cell office:value-type="float" office:value="14966555" calcext:value-type="float">
            <text:p>1496655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00000OC</text:p>
          </table:table-cell>
          <table:table-cell office:value-type="float" office:value="0.04862463" calcext:value-type="float">
            <text:p>0,04862463</text:p>
          </table:table-cell>
          <table:table-cell office:value-type="float" office:value="1396582" calcext:value-type="float">
            <text:p>1396582</text:p>
          </table:table-cell>
          <table:table-cell/>
          <table:table-cell office:value-type="string" calcext:value-type="string">
            <text:p>100000OC</text:p>
          </table:table-cell>
          <table:table-cell office:value-type="float" office:value="0.17852904" calcext:value-type="float">
            <text:p>0,17852904</text:p>
          </table:table-cell>
          <table:table-cell office:value-type="float" office:value="15066439" calcext:value-type="float">
            <text:p>1506643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00000OD</text:p>
          </table:table-cell>
          <table:table-cell office:value-type="float" office:value="0.05487663" calcext:value-type="float">
            <text:p>0,05487663</text:p>
          </table:table-cell>
          <table:table-cell office:value-type="float" office:value="1996588" calcext:value-type="float">
            <text:p>1996588</text:p>
          </table:table-cell>
          <table:table-cell/>
          <table:table-cell office:value-type="string" calcext:value-type="string">
            <text:p>100000OD</text:p>
          </table:table-cell>
          <table:table-cell office:value-type="float" office:value="0.17716467" calcext:value-type="float">
            <text:p>0,17716467</text:p>
          </table:table-cell>
          <table:table-cell office:value-type="float" office:value="14151416" calcext:value-type="float">
            <text:p>141514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00000SR</text:p>
          </table:table-cell>
          <table:table-cell office:value-type="float" office:value="0.13650331" calcext:value-type="float">
            <text:p>0,13650331</text:p>
          </table:table-cell>
          <table:table-cell office:value-type="float" office:value="5602147" calcext:value-type="float">
            <text:p>5602147</text:p>
          </table:table-cell>
          <table:table-cell/>
          <table:table-cell office:value-type="string" calcext:value-type="string">
            <text:p>100000SR</text:p>
          </table:table-cell>
          <table:table-cell office:value-type="float" office:value="0.23547307" calcext:value-type="float">
            <text:p>0,23547307</text:p>
          </table:table-cell>
          <table:table-cell office:value-type="float" office:value="14966780" calcext:value-type="float">
            <text:p>1496678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000000CR</text:p>
          </table:table-cell>
          <table:table-cell office:value-type="float" office:value="1.62607241" calcext:value-type="float">
            <text:p>1,62607241</text:p>
          </table:table-cell>
          <table:table-cell office:value-type="float" office:value="100077100" calcext:value-type="float">
            <text:p>100077100</text:p>
          </table:table-cell>
          <table:table-cell/>
          <table:table-cell office:value-type="string" calcext:value-type="string">
            <text:p>1000000CR</text:p>
          </table:table-cell>
          <table:table-cell office:value-type="float" office:value="2.56348705" calcext:value-type="float">
            <text:p>2,56348705</text:p>
          </table:table-cell>
          <table:table-cell office:value-type="float" office:value="171651137" calcext:value-type="float">
            <text:p>17165113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000000OC</text:p>
          </table:table-cell>
          <table:table-cell office:value-type="float" office:value="0.54664457" calcext:value-type="float">
            <text:p>0,54664457</text:p>
          </table:table-cell>
          <table:table-cell office:value-type="float" office:value="13572844" calcext:value-type="float">
            <text:p>13572844</text:p>
          </table:table-cell>
          <table:table-cell/>
          <table:table-cell office:value-type="string" calcext:value-type="string">
            <text:p>1000000OC</text:p>
          </table:table-cell>
          <table:table-cell office:value-type="float" office:value="2.09780288" calcext:value-type="float">
            <text:p>2,09780288</text:p>
          </table:table-cell>
          <table:table-cell office:value-type="float" office:value="178496375" calcext:value-type="float">
            <text:p>1784963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000000OD</text:p>
          </table:table-cell>
          <table:table-cell office:value-type="float" office:value="0.60623449" calcext:value-type="float">
            <text:p>0,60623449</text:p>
          </table:table-cell>
          <table:table-cell office:value-type="float" office:value="19572832" calcext:value-type="float">
            <text:p>19572832</text:p>
          </table:table-cell>
          <table:table-cell/>
          <table:table-cell office:value-type="string" calcext:value-type="string">
            <text:p>1000000OD</text:p>
          </table:table-cell>
          <table:table-cell office:value-type="float" office:value="2.07202411" calcext:value-type="float">
            <text:p>2,07202411</text:p>
          </table:table-cell>
          <table:table-cell office:value-type="float" office:value="167611384" calcext:value-type="float">
            <text:p>16761138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000000SR</text:p>
          </table:table-cell>
          <table:table-cell office:value-type="float" office:value="1.57877672" calcext:value-type="float">
            <text:p>1,57877672</text:p>
          </table:table-cell>
          <table:table-cell office:value-type="float" office:value="65536906" calcext:value-type="float">
            <text:p>65536906</text:p>
          </table:table-cell>
          <table:table-cell/>
          <table:table-cell office:value-type="string" calcext:value-type="string">
            <text:p>1000000SR</text:p>
          </table:table-cell>
          <table:table-cell office:value-type="float" office:value="2.81459093" calcext:value-type="float">
            <text:p>2,81459093</text:p>
          </table:table-cell>
          <table:table-cell office:value-type="float" office:value="177403549" calcext:value-type="float">
            <text:p>177403549</text:p>
          </table:table-cell>
          <table:table-cell table:number-columns-repeated="5"/>
        </table:table-row>
        <table:table-row table:style-name="ro1" table:number-rows-repeated="2">
          <table:table-cell table:number-columns-repeated="12"/>
        </table:table-row>
        <table:table-row table:style-name="ro1">
          <table:table-cell/>
          <table:table-cell office:value-type="string" calcext:value-type="string">
            <text:p>heapsort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tempo de execução</text:p>
          </table:table-cell>
          <table:table-cell office:value-type="string" calcext:value-type="string">
            <text:p>numero de instruçã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0CR</text:p>
          </table:table-cell>
          <table:table-cell office:value-type="float" office:value="0.00000588" calcext:value-type="float">
            <text:p>0,00000588</text:p>
          </table:table-cell>
          <table:table-cell office:value-type="float" office:value="279" calcext:value-type="float">
            <text:p>27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0OC</text:p>
          </table:table-cell>
          <table:table-cell office:value-type="float" office:value="0.000007" calcext:value-type="float">
            <text:p>0,000007</text:p>
          </table:table-cell>
          <table:table-cell office:value-type="float" office:value="304" calcext:value-type="float">
            <text:p>3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0OD</text:p>
          </table:table-cell>
          <table:table-cell office:value-type="float" office:value="0.00000536" calcext:value-type="float">
            <text:p>0,00000536</text:p>
          </table:table-cell>
          <table:table-cell office:value-type="float" office:value="240" calcext:value-type="float">
            <text:p>2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0SR</text:p>
          </table:table-cell>
          <table:table-cell office:value-type="float" office:value="0.00000627" calcext:value-type="float">
            <text:p>0,00000627</text:p>
          </table:table-cell>
          <table:table-cell office:value-type="float" office:value="286" calcext:value-type="float">
            <text:p>2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00CR</text:p>
          </table:table-cell>
          <table:table-cell office:value-type="float" office:value="0.00013265" calcext:value-type="float">
            <text:p>0,00013265</text:p>
          </table:table-cell>
          <table:table-cell office:value-type="float" office:value="5145" calcext:value-type="float">
            <text:p>514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00OC</text:p>
          </table:table-cell>
          <table:table-cell office:value-type="float" office:value="0.00010598" calcext:value-type="float">
            <text:p>0,00010598</text:p>
          </table:table-cell>
          <table:table-cell office:value-type="float" office:value="5591" calcext:value-type="float">
            <text:p>559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00OD</text:p>
          </table:table-cell>
          <table:table-cell office:value-type="float" office:value="0.00008924" calcext:value-type="float">
            <text:p>0,00008924</text:p>
          </table:table-cell>
          <table:table-cell office:value-type="float" office:value="4662" calcext:value-type="float">
            <text:p>466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00SR</text:p>
          </table:table-cell>
          <table:table-cell office:value-type="float" office:value="0.00013387" calcext:value-type="float">
            <text:p>0,00013387</text:p>
          </table:table-cell>
          <table:table-cell office:value-type="float" office:value="5227" calcext:value-type="float">
            <text:p>522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000CR</text:p>
          </table:table-cell>
          <table:table-cell office:value-type="float" office:value="0.00146176" calcext:value-type="float">
            <text:p>0,00146176</text:p>
          </table:table-cell>
          <table:table-cell office:value-type="float" office:value="76670" calcext:value-type="float">
            <text:p>7667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000OC</text:p>
          </table:table-cell>
          <table:table-cell office:value-type="float" office:value="0.0020133" calcext:value-type="float">
            <text:p>0,0020133</text:p>
          </table:table-cell>
          <table:table-cell office:value-type="float" office:value="81163" calcext:value-type="float">
            <text:p>8116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000OD</text:p>
          </table:table-cell>
          <table:table-cell office:value-type="float" office:value="0.00128567" calcext:value-type="float">
            <text:p>0,00128567</text:p>
          </table:table-cell>
          <table:table-cell office:value-type="float" office:value="70420" calcext:value-type="float">
            <text:p>7042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000SR</text:p>
          </table:table-cell>
          <table:table-cell office:value-type="float" office:value="0.00148341" calcext:value-type="float">
            <text:p>0,00148341</text:p>
          </table:table-cell>
          <table:table-cell office:value-type="float" office:value="76459" calcext:value-type="float">
            <text:p>7645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0000CR</text:p>
          </table:table-cell>
          <table:table-cell office:value-type="float" office:value="0.02022486" calcext:value-type="float">
            <text:p>0,02022486</text:p>
          </table:table-cell>
          <table:table-cell office:value-type="float" office:value="1014387" calcext:value-type="float">
            <text:p>101438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0000OC</text:p>
          </table:table-cell>
          <table:table-cell office:value-type="float" office:value="0.01897138" calcext:value-type="float">
            <text:p>0,01897138</text:p>
          </table:table-cell>
          <table:table-cell office:value-type="float" office:value="1067034" calcext:value-type="float">
            <text:p>106703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0000OD</text:p>
          </table:table-cell>
          <table:table-cell office:value-type="float" office:value="0.01729714" calcext:value-type="float">
            <text:p>0,01729714</text:p>
          </table:table-cell>
          <table:table-cell office:value-type="float" office:value="955391" calcext:value-type="float">
            <text:p>95539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0000SR</text:p>
          </table:table-cell>
          <table:table-cell office:value-type="float" office:value="0.02064752" calcext:value-type="float">
            <text:p>0,02064752</text:p>
          </table:table-cell>
          <table:table-cell office:value-type="float" office:value="1016567" calcext:value-type="float">
            <text:p>10165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00000CR</text:p>
          </table:table-cell>
          <table:table-cell office:value-type="float" office:value="0.25933647" calcext:value-type="float">
            <text:p>0,25933647</text:p>
          </table:table-cell>
          <table:table-cell office:value-type="float" office:value="12638500" calcext:value-type="float">
            <text:p>126385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00000OC</text:p>
          </table:table-cell>
          <table:table-cell office:value-type="float" office:value="0.23156978" calcext:value-type="float">
            <text:p>0,23156978</text:p>
          </table:table-cell>
          <table:table-cell office:value-type="float" office:value="13170866" calcext:value-type="float">
            <text:p>131708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00000OD</text:p>
          </table:table-cell>
          <table:table-cell office:value-type="float" office:value="0.22034273" calcext:value-type="float">
            <text:p>0,22034273</text:p>
          </table:table-cell>
          <table:table-cell office:value-type="float" office:value="12046129" calcext:value-type="float">
            <text:p>120461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00000SR</text:p>
          </table:table-cell>
          <table:table-cell office:value-type="float" office:value="0.25735286" calcext:value-type="float">
            <text:p>0,25735286</text:p>
          </table:table-cell>
          <table:table-cell office:value-type="float" office:value="12670881" calcext:value-type="float">
            <text:p>126708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000000CR</text:p>
          </table:table-cell>
          <table:table-cell office:value-type="float" office:value="1.70727253" calcext:value-type="float">
            <text:p>1,70727253</text:p>
          </table:table-cell>
          <table:table-cell office:value-type="float" office:value="73308807" calcext:value-type="float">
            <text:p>7330880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000000OC</text:p>
          </table:table-cell>
          <table:table-cell office:value-type="float" office:value="2.78039622" calcext:value-type="float">
            <text:p>2,78039622</text:p>
          </table:table-cell>
          <table:table-cell office:value-type="float" office:value="156630471" calcext:value-type="float">
            <text:p>15663047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000000OD</text:p>
          </table:table-cell>
          <table:table-cell office:value-type="float" office:value="2.6587317" calcext:value-type="float">
            <text:p>2,6587317</text:p>
          </table:table-cell>
          <table:table-cell office:value-type="float" office:value="145467140" calcext:value-type="float">
            <text:p>1454671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000000SR</text:p>
          </table:table-cell>
          <table:table-cell office:value-type="float" office:value="3.55107737" calcext:value-type="float">
            <text:p>3,55107737</text:p>
          </table:table-cell>
          <table:table-cell office:value-type="float" office:value="151545483" calcext:value-type="float">
            <text:p>151545483</text:p>
          </table:table-cell>
          <table:table-cell table:number-columns-repeated="9"/>
        </table:table-row>
      </table:table>
      <table:table table:name="CR" table:style-name="ta1">
        <table:shapes>
          <draw:frame draw:z-index="0" draw:style-name="gr1" draw:text-style-name="P1" svg:width="96.35mm" svg:height="44.9mm" svg:x="179.84mm" svg:y="1mm">
            <loext:p draw:notify-on-update-of-ranges="CR.A3:CR.A5 CR.F1:CR.F1 CR.F3:CR.F5 CR.B7:CR.B7 CR.B9:CR.B11 CR.B1:CR.B1 CR.B3:CR.B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206.62mm" svg:height="122.39mm" svg:x="2.36mm" svg:y="145.06mm">
            <loext:p draw:notify-on-update-of-ranges="CR.A15:CR.A20 CR.B13:CR.B13 CR.B15:CR.B20 CR.F13:CR.F13 CR.F15:CR.F20 CR.B22:CR.B22 CR.B24:CR.B30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02.65mm" svg:height="59.5mm" svg:x="181.94mm" svg:y="48.74mm">
            <loext:p draw:notify-on-update-of-ranges="CR.A3:CR.A5 CR.B1:CR.B1 CR.C3:CR.C5 CR.B7:CR.B7 CR.C9:CR.C11 CR.F1:CR.F1 CR.G3:CR.G5"/>
            <draw:object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3" draw:style-name="gr1" draw:text-style-name="P1" svg:width="203.72mm" svg:height="139.69mm" svg:x="217.91mm" svg:y="122.95mm">
            <loext:p draw:notify-on-update-of-ranges="CR.A15:CR.A20 CR.B13:CR.B13 CR.C15:CR.C20 CR.F13:CR.F13 CR.G15:CR.G20 CR.B22:CR.B22 CR.C24:CR.C29"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</table:shapes>
        <table:table-column table:style-name="co4" table:number-columns-repeated="7" table:default-cell-style-name="Default"/>
        <table:table-row table:style-name="ro1">
          <table:table-cell/>
          <table:table-cell office:value-type="string" calcext:value-type="string">
            <text:p>InsertonSort</text:p>
          </table:table-cell>
          <table:table-cell/>
          <table:table-cell office:value-type="string" calcext:value-type="string">
            <text:p>CR</text:p>
          </table:table-cell>
          <table:table-cell/>
          <table:table-cell office:value-type="string" calcext:value-type="string">
            <text:p>BubbleSor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empo de execução</text:p>
          </table:table-cell>
          <table:table-cell office:value-type="string" calcext:value-type="string">
            <text:p>numero de instrução</text:p>
          </table:table-cell>
          <table:table-cell table:number-columns-repeated="2"/>
          <table:table-cell office:value-type="string" calcext:value-type="string">
            <text:p>tempo de execução</text:p>
          </table:table-cell>
          <table:table-cell office:value-type="string" calcext:value-type="string">
            <text:p>numero de instrução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000487" calcext:value-type="float">
            <text:p>0,00000487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00000923" calcext:value-type="float">
            <text:p>0,00000923</text:p>
          </table:table-cell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0020956" calcext:value-type="float">
            <text:p>0,00020956</text:p>
          </table:table-cell>
          <table:table-cell office:value-type="float" office:value="12222" calcext:value-type="float">
            <text:p>1222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0064746" calcext:value-type="float">
            <text:p>0,00064746</text:p>
          </table:table-cell>
          <table:table-cell office:value-type="float" office:value="27977" calcext:value-type="float">
            <text:p>27977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1980127" calcext:value-type="float">
            <text:p>0,01980127</text:p>
          </table:table-cell>
          <table:table-cell office:value-type="float" office:value="1248402" calcext:value-type="float">
            <text:p>1248402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0.06583404" calcext:value-type="float">
            <text:p>0,06583404</text:p>
          </table:table-cell>
          <table:table-cell office:value-type="float" office:value="2941745" calcext:value-type="float">
            <text:p>2941745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SelectionSor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tempo de execução</text:p>
          </table:table-cell>
          <table:table-cell office:value-type="string" calcext:value-type="string">
            <text:p>numero de instrução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000486" calcext:value-type="float">
            <text:p>0,00000486</text:p>
          </table:table-cell>
          <table:table-cell office:value-type="float" office:value="206" calcext:value-type="float">
            <text:p>206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0019709" calcext:value-type="float">
            <text:p>0,00019709</text:p>
          </table:table-cell>
          <table:table-cell office:value-type="float" office:value="11437" calcext:value-type="float">
            <text:p>11437</text:p>
          </table:table-cell>
          <table:table-cell table:number-columns-repeated="4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1646859" calcext:value-type="float">
            <text:p>0,01646859</text:p>
          </table:table-cell>
          <table:table-cell office:value-type="float" office:value="1019197" calcext:value-type="float">
            <text:p>1019197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QuickSort</text:p>
          </table:table-cell>
          <table:table-cell table:number-columns-repeated="3"/>
          <table:table-cell office:value-type="string" calcext:value-type="string">
            <text:p>MergeSort_M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empo de execução</text:p>
          </table:table-cell>
          <table:table-cell office:value-type="string" calcext:value-type="string">
            <text:p>numero de instrução</text:p>
          </table:table-cell>
          <table:table-cell table:number-columns-repeated="2"/>
          <table:table-cell office:value-type="string" calcext:value-type="string">
            <text:p>tempo de execução</text:p>
          </table:table-cell>
          <table:table-cell office:value-type="string" calcext:value-type="string">
            <text:p>numero de instrução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000482" calcext:value-type="float">
            <text:p>0,00000482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00000702" calcext:value-type="float">
            <text:p>0,00000702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0006535" calcext:value-type="float">
            <text:p>0,00006535</text:p>
          </table:table-cell>
          <table:table-cell office:value-type="float" office:value="2902" calcext:value-type="float">
            <text:p>290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0010462" calcext:value-type="float">
            <text:p>0,00010462</text:p>
          </table:table-cell>
          <table:table-cell office:value-type="float" office:value="6479" calcext:value-type="float">
            <text:p>6479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0087329" calcext:value-type="float">
            <text:p>0,00087329</text:p>
          </table:table-cell>
          <table:table-cell office:value-type="float" office:value="40075" calcext:value-type="float">
            <text:p>40075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0.00146746" calcext:value-type="float">
            <text:p>0,00146746</text:p>
          </table:table-cell>
          <table:table-cell office:value-type="float" office:value="92648" calcext:value-type="float">
            <text:p>92648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01119212" calcext:value-type="float">
            <text:p>0,01119212</text:p>
          </table:table-cell>
          <table:table-cell office:value-type="float" office:value="489619" calcext:value-type="float">
            <text:p>489619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0.01915966" calcext:value-type="float">
            <text:p>0,01915966</text:p>
          </table:table-cell>
          <table:table-cell office:value-type="float" office:value="1213503" calcext:value-type="float">
            <text:p>1213503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0.13582346" calcext:value-type="float">
            <text:p>0,13582346</text:p>
          </table:table-cell>
          <table:table-cell office:value-type="float" office:value="5786536" calcext:value-type="float">
            <text:p>5786536</text:p>
          </table:table-cell>
          <table:table-cell/>
          <table:table-cell office:value-type="float" office:value="100000" calcext:value-type="float">
            <text:p>100000</text:p>
          </table:table-cell>
          <table:table-cell office:value-type="float" office:value="0.23780848" calcext:value-type="float">
            <text:p>0,23780848</text:p>
          </table:table-cell>
          <table:table-cell office:value-type="float" office:value="14966555" calcext:value-type="float">
            <text:p>14966555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1.62607241" calcext:value-type="float">
            <text:p>1,62607241</text:p>
          </table:table-cell>
          <table:table-cell office:value-type="float" office:value="100077100" calcext:value-type="float">
            <text:p>100077100</text:p>
          </table:table-cell>
          <table:table-cell/>
          <table:table-cell office:value-type="float" office:value="1000000" calcext:value-type="float">
            <text:p>1000000</text:p>
          </table:table-cell>
          <table:table-cell office:value-type="float" office:value="2.56348705" calcext:value-type="float">
            <text:p>2,56348705</text:p>
          </table:table-cell>
          <table:table-cell office:value-type="float" office:value="171651137" calcext:value-type="float">
            <text:p>171651137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heapsor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tempo de execução</text:p>
          </table:table-cell>
          <table:table-cell office:value-type="string" calcext:value-type="string">
            <text:p>numero de instrução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000588" calcext:value-type="float">
            <text:p>0,00000588</text:p>
          </table:table-cell>
          <table:table-cell office:value-type="float" office:value="279" calcext:value-type="float">
            <text:p>279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0013265" calcext:value-type="float">
            <text:p>0,00013265</text:p>
          </table:table-cell>
          <table:table-cell office:value-type="float" office:value="5145" calcext:value-type="float">
            <text:p>5145</text:p>
          </table:table-cell>
          <table:table-cell table:number-columns-repeated="4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0146176" calcext:value-type="float">
            <text:p>0,00146176</text:p>
          </table:table-cell>
          <table:table-cell office:value-type="float" office:value="76670" calcext:value-type="float">
            <text:p>76670</text:p>
          </table:table-cell>
          <table:table-cell table:number-columns-repeated="4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02022486" calcext:value-type="float">
            <text:p>0,02022486</text:p>
          </table:table-cell>
          <table:table-cell office:value-type="float" office:value="1014387" calcext:value-type="float">
            <text:p>1014387</text:p>
          </table:table-cell>
          <table:table-cell table:number-columns-repeated="4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0.25933647" calcext:value-type="float">
            <text:p>0,25933647</text:p>
          </table:table-cell>
          <table:table-cell office:value-type="float" office:value="12638500" calcext:value-type="float">
            <text:p>12638500</text:p>
          </table:table-cell>
          <table:table-cell table:number-columns-repeated="4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1.70727253" calcext:value-type="float">
            <text:p>1,70727253</text:p>
          </table:table-cell>
          <table:table-cell office:value-type="float" office:value="73308807" calcext:value-type="float">
            <text:p>73308807</text:p>
          </table:table-cell>
          <table:table-cell table:number-columns-repeated="4"/>
        </table:table-row>
      </table:table>
      <table:table table:name="OC" table:style-name="ta1">
        <table:shapes>
          <draw:frame draw:z-index="0" draw:style-name="gr1" draw:text-style-name="P1" svg:width="141.23mm" svg:height="79.05mm" svg:x="271.19mm" svg:y="3.68mm">
            <loext:p draw:notify-on-update-of-ranges="OC.A3:OC.A5 OC.B1:OC.B1 OC.B3:OC.B5 OC.F1:OC.F1 OC.F3:OC.F5 OC.B7:OC.B7 OC.B9:OC.B11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167.49mm" svg:height="81.03mm" svg:x="0mm" svg:y="143.08mm">
            <loext:p draw:notify-on-update-of-ranges="OC.A16:OC.A21 OC.B14:OC.B14 OC.B16:OC.B21 OC.F14:OC.F14 OC.F16:OC.F21 OC.B24:OC.B24 OC.B26:OC.B31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2" draw:style-name="gr1" draw:text-style-name="P1" svg:width="231.82mm" svg:height="128.07mm" svg:x="3.15mm" svg:y="286.43mm">
            <loext:p draw:notify-on-update-of-ranges="OC.A16:OC.A21 OC.B14:OC.B14 OC.C16:OC.C21 OC.F14:OC.F14 OC.G16:OC.G21 OC.B24:OC.B24 OC.C26:OC.C31"/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3" draw:style-name="gr1" draw:text-style-name="P1" svg:width="210.8mm" svg:height="119.55mm" svg:x="181.94mm" svg:y="120.14mm">
            <loext:p draw:notify-on-update-of-ranges="OC.A3:OC.A5 OC.B1:OC.B1 OC.C3:OC.C5 OC.F1:OC.F1 OC.G3:OC.G5 OC.B7:OC.B7 OC.C9:OC.C11"/>
            <draw:object xlink:href="./Object 12" xlink:type="simple" xlink:show="embed" xlink:actuate="onLoad"/>
            <draw:image xlink:href="./ObjectReplacements/Object 12" xlink:type="simple" xlink:show="embed" xlink:actuate="onLoad"/>
          </draw:frame>
        </table:shapes>
        <table:table-column table:style-name="co4" table:number-columns-repeated="7" table:default-cell-style-name="Default"/>
        <table:table-row table:style-name="ro1">
          <table:table-cell/>
          <table:table-cell office:value-type="string" calcext:value-type="string">
            <text:p>InsertonSort</text:p>
          </table:table-cell>
          <table:table-cell table:number-columns-repeated="3"/>
          <table:table-cell office:value-type="string" calcext:value-type="string">
            <text:p>BubbleSor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empo de execução</text:p>
          </table:table-cell>
          <table:table-cell office:value-type="string" calcext:value-type="string">
            <text:p>numero de instrução</text:p>
          </table:table-cell>
          <table:table-cell table:number-columns-repeated="2"/>
          <table:table-cell office:value-type="string" calcext:value-type="string">
            <text:p>tempo de execução</text:p>
          </table:table-cell>
          <table:table-cell office:value-type="string" calcext:value-type="string">
            <text:p>numero de instrução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000224" calcext:value-type="float">
            <text:p>0,00000224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00000079" calcext:value-type="float">
            <text:p>0,0000007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0000968" calcext:value-type="float">
            <text:p>0,00000968</text:p>
          </table:table-cell>
          <table:table-cell office:value-type="float" office:value="602" calcext:value-type="float">
            <text:p>60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0000411" calcext:value-type="float">
            <text:p>0,00000411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0008376" calcext:value-type="float">
            <text:p>0,00008376</text:p>
          </table:table-cell>
          <table:table-cell office:value-type="float" office:value="6002" calcext:value-type="float">
            <text:p>6002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0.0000337" calcext:value-type="float">
            <text:p>0,0000337</text:p>
          </table:table-cell>
          <table:table-cell office:value-type="float" office:value="1003" calcext:value-type="float">
            <text:p>1003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SelectionSor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tempo de execução</text:p>
          </table:table-cell>
          <table:table-cell office:value-type="string" calcext:value-type="string">
            <text:p>numero de instrução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000295" calcext:value-type="float">
            <text:p>0,00000295</text:p>
          </table:table-cell>
          <table:table-cell office:value-type="float" office:value="120" calcext:value-type="float">
            <text:p>120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0016133" calcext:value-type="float">
            <text:p>0,00016133</text:p>
          </table:table-cell>
          <table:table-cell office:value-type="float" office:value="10200" calcext:value-type="float">
            <text:p>10200</text:p>
          </table:table-cell>
          <table:table-cell table:number-columns-repeated="4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1598722" calcext:value-type="float">
            <text:p>0,01598722</text:p>
          </table:table-cell>
          <table:table-cell office:value-type="float" office:value="1002000" calcext:value-type="float">
            <text:p>1002000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office:value-type="string" calcext:value-type="string">
            <text:p>QuickSort</text:p>
          </table:table-cell>
          <table:table-cell table:number-columns-repeated="3"/>
          <table:table-cell office:value-type="string" calcext:value-type="string">
            <text:p>MergeSort_M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empo de execução</text:p>
          </table:table-cell>
          <table:table-cell office:value-type="string" calcext:value-type="string">
            <text:p>numero de instrução</text:p>
          </table:table-cell>
          <table:table-cell table:number-columns-repeated="2"/>
          <table:table-cell office:value-type="string" calcext:value-type="string">
            <text:p>tempo de execução</text:p>
          </table:table-cell>
          <table:table-cell office:value-type="string" calcext:value-type="string">
            <text:p>numero de instrução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000372" calcext:value-type="float">
            <text:p>0,00000372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00000586" calcext:value-type="float">
            <text:p>0,0000058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0003535" calcext:value-type="float">
            <text:p>0,00003535</text:p>
          </table:table-cell>
          <table:table-cell office:value-type="float" office:value="1366" calcext:value-type="float">
            <text:p>136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000873" calcext:value-type="float">
            <text:p>0,0000873</text:p>
          </table:table-cell>
          <table:table-cell office:value-type="float" office:value="6583" calcext:value-type="float">
            <text:p>6583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0036172" calcext:value-type="float">
            <text:p>0,00036172</text:p>
          </table:table-cell>
          <table:table-cell office:value-type="float" office:value="13516" calcext:value-type="float">
            <text:p>13516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0.00113194" calcext:value-type="float">
            <text:p>0,00113194</text:p>
          </table:table-cell>
          <table:table-cell office:value-type="float" office:value="93731" calcext:value-type="float">
            <text:p>93731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00435233" calcext:value-type="float">
            <text:p>0,00435233</text:p>
          </table:table-cell>
          <table:table-cell office:value-type="float" office:value="143116" calcext:value-type="float">
            <text:p>143116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0.014467" calcext:value-type="float">
            <text:p>0,014467</text:p>
          </table:table-cell>
          <table:table-cell office:value-type="float" office:value="1223527" calcext:value-type="float">
            <text:p>1223527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0.04862463" calcext:value-type="float">
            <text:p>0,04862463</text:p>
          </table:table-cell>
          <table:table-cell office:value-type="float" office:value="1396582" calcext:value-type="float">
            <text:p>1396582</text:p>
          </table:table-cell>
          <table:table-cell/>
          <table:table-cell office:value-type="float" office:value="100000" calcext:value-type="float">
            <text:p>100000</text:p>
          </table:table-cell>
          <table:table-cell office:value-type="float" office:value="0.17852904" calcext:value-type="float">
            <text:p>0,17852904</text:p>
          </table:table-cell>
          <table:table-cell office:value-type="float" office:value="15066439" calcext:value-type="float">
            <text:p>15066439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0.54664457" calcext:value-type="float">
            <text:p>0,54664457</text:p>
          </table:table-cell>
          <table:table-cell office:value-type="float" office:value="13572844" calcext:value-type="float">
            <text:p>13572844</text:p>
          </table:table-cell>
          <table:table-cell/>
          <table:table-cell office:value-type="float" office:value="1000000" calcext:value-type="float">
            <text:p>1000000</text:p>
          </table:table-cell>
          <table:table-cell office:value-type="float" office:value="2.09780288" calcext:value-type="float">
            <text:p>2,09780288</text:p>
          </table:table-cell>
          <table:table-cell office:value-type="float" office:value="178496375" calcext:value-type="float">
            <text:p>178496375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office:value-type="string" calcext:value-type="string">
            <text:p>heapsor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tempo de execução</text:p>
          </table:table-cell>
          <table:table-cell office:value-type="string" calcext:value-type="string">
            <text:p>numero de instrução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0007" calcext:value-type="float">
            <text:p>0,000007</text:p>
          </table:table-cell>
          <table:table-cell office:value-type="float" office:value="304" calcext:value-type="float">
            <text:p>304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0010598" calcext:value-type="float">
            <text:p>0,00010598</text:p>
          </table:table-cell>
          <table:table-cell office:value-type="float" office:value="5591" calcext:value-type="float">
            <text:p>5591</text:p>
          </table:table-cell>
          <table:table-cell table:number-columns-repeated="4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020133" calcext:value-type="float">
            <text:p>0,0020133</text:p>
          </table:table-cell>
          <table:table-cell office:value-type="float" office:value="81163" calcext:value-type="float">
            <text:p>81163</text:p>
          </table:table-cell>
          <table:table-cell table:number-columns-repeated="4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01897138" calcext:value-type="float">
            <text:p>0,01897138</text:p>
          </table:table-cell>
          <table:table-cell office:value-type="float" office:value="1067034" calcext:value-type="float">
            <text:p>1067034</text:p>
          </table:table-cell>
          <table:table-cell table:number-columns-repeated="4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0.23156978" calcext:value-type="float">
            <text:p>0,23156978</text:p>
          </table:table-cell>
          <table:table-cell office:value-type="float" office:value="13170866" calcext:value-type="float">
            <text:p>13170866</text:p>
          </table:table-cell>
          <table:table-cell table:number-columns-repeated="4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2.78039622" calcext:value-type="float">
            <text:p>2,78039622</text:p>
          </table:table-cell>
          <table:table-cell office:value-type="float" office:value="156630471" calcext:value-type="float">
            <text:p>156630471</text:p>
          </table:table-cell>
          <table:table-cell table:number-columns-repeated="4"/>
        </table:table-row>
      </table:table>
      <table:table table:name="OD" table:style-name="ta1">
        <table:shapes>
          <draw:frame draw:z-index="0" draw:style-name="gr1" draw:text-style-name="P1" svg:width="116.1mm" svg:height="62.74mm" svg:x="189.81mm" svg:y="0.72mm">
            <loext:p draw:notify-on-update-of-ranges="OD.A3:OD.A5 OD.B1:OD.B1 OD.B3:OD.B5 OD.F1:OD.F1 OD.F3:OD.F5 OD.B7:OD.B7 OD.B9:OD.B11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1" draw:style-name="gr1" draw:text-style-name="P1" svg:width="218.69mm" svg:height="132.31mm" svg:x="5.25mm" svg:y="144.21mm">
            <loext:p draw:notify-on-update-of-ranges="OD.A16:OD.A21 OD.B14:OD.B14 OD.B16:OD.B21 OD.B24:OD.B24 OD.B26:OD.B31 OD.F14:OD.F14 OD.F16:OD.F21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2" draw:style-name="gr1" draw:text-style-name="P1" svg:width="218.69mm" svg:height="132.31mm" svg:x="221.86mm" svg:y="143.38mm">
            <loext:p draw:notify-on-update-of-ranges="OD.A16:OD.A21 OD.B14:OD.B14 OD.C16:OD.C21 OD.B24:OD.B24 OD.C26:OD.C31 OD.F14:OD.F14 OD.G16:OD.G21"/>
            <draw:object xlink:href="./Object 13" xlink:type="simple" xlink:show="embed" xlink:actuate="onLoad"/>
            <draw:image xlink:href="./ObjectReplacements/Object 13" xlink:type="simple" xlink:show="embed" xlink:actuate="onLoad"/>
          </draw:frame>
        </table:shapes>
        <table:table-column table:style-name="co4" table:number-columns-repeated="7" table:default-cell-style-name="Default"/>
        <table:table-row table:style-name="ro1">
          <table:table-cell/>
          <table:table-cell office:value-type="string" calcext:value-type="string">
            <text:p>InsertonSort</text:p>
          </table:table-cell>
          <table:table-cell/>
          <table:table-cell office:value-type="string" calcext:value-type="string">
            <text:p>OD</text:p>
          </table:table-cell>
          <table:table-cell/>
          <table:table-cell office:value-type="string" calcext:value-type="string">
            <text:p>BubbleSor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empo de execução</text:p>
          </table:table-cell>
          <table:table-cell office:value-type="string" calcext:value-type="string">
            <text:p>numero de instrução</text:p>
          </table:table-cell>
          <table:table-cell table:number-columns-repeated="2"/>
          <table:table-cell office:value-type="string" calcext:value-type="string">
            <text:p>tempo de execução</text:p>
          </table:table-cell>
          <table:table-cell office:value-type="string" calcext:value-type="string">
            <text:p>numero de instrução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000657" calcext:value-type="float">
            <text:p>0,00000657</text:p>
          </table:table-cell>
          <table:table-cell office:value-type="float" office:value="287" calcext:value-type="float">
            <text:p>28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00001043" calcext:value-type="float">
            <text:p>0,00001043</text:p>
          </table:table-cell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0041334" calcext:value-type="float">
            <text:p>0,00041334</text:p>
          </table:table-cell>
          <table:table-cell office:value-type="float" office:value="25352" calcext:value-type="float">
            <text:p>2535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0086525" calcext:value-type="float">
            <text:p>0,00086525</text:p>
          </table:table-cell>
          <table:table-cell office:value-type="float" office:value="49801" calcext:value-type="float">
            <text:p>49801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4025273" calcext:value-type="float">
            <text:p>0,04025273</text:p>
          </table:table-cell>
          <table:table-cell office:value-type="float" office:value="2503502" calcext:value-type="float">
            <text:p>2503502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0.09347724" calcext:value-type="float">
            <text:p>0,09347724</text:p>
          </table:table-cell>
          <table:table-cell office:value-type="float" office:value="4998001" calcext:value-type="float">
            <text:p>4998001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SelectionSor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tempo de execução</text:p>
          </table:table-cell>
          <table:table-cell office:value-type="string" calcext:value-type="string">
            <text:p>numero de instrução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000378" calcext:value-type="float">
            <text:p>0,00000378</text:p>
          </table:table-cell>
          <table:table-cell office:value-type="float" office:value="205" calcext:value-type="float">
            <text:p>205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0018237" calcext:value-type="float">
            <text:p>0,00018237</text:p>
          </table:table-cell>
          <table:table-cell office:value-type="float" office:value="15550" calcext:value-type="float">
            <text:p>15550</text:p>
          </table:table-cell>
          <table:table-cell table:number-columns-repeated="4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1716262" calcext:value-type="float">
            <text:p>0,01716262</text:p>
          </table:table-cell>
          <table:table-cell office:value-type="float" office:value="1505500" calcext:value-type="float">
            <text:p>1505500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office:value-type="string" calcext:value-type="string">
            <text:p>QuickSort</text:p>
          </table:table-cell>
          <table:table-cell table:number-columns-repeated="3"/>
          <table:table-cell office:value-type="string" calcext:value-type="string">
            <text:p>MergeSort_M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empo de execução</text:p>
          </table:table-cell>
          <table:table-cell office:value-type="string" calcext:value-type="string">
            <text:p>numero de instrução</text:p>
          </table:table-cell>
          <table:table-cell table:number-columns-repeated="2"/>
          <table:table-cell office:value-type="string" calcext:value-type="string">
            <text:p>tempo de execução</text:p>
          </table:table-cell>
          <table:table-cell office:value-type="string" calcext:value-type="string">
            <text:p>numero de instrução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000324" calcext:value-type="float">
            <text:p>0,00000324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00000842" calcext:value-type="float">
            <text:p>0,00000842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0003642" calcext:value-type="float">
            <text:p>0,00003642</text:p>
          </table:table-cell>
          <table:table-cell office:value-type="float" office:value="1972" calcext:value-type="float">
            <text:p>197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0008925" calcext:value-type="float">
            <text:p>0,00008925</text:p>
          </table:table-cell>
          <table:table-cell office:value-type="float" office:value="6168" calcext:value-type="float">
            <text:p>616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0043185" calcext:value-type="float">
            <text:p>0,00043185</text:p>
          </table:table-cell>
          <table:table-cell office:value-type="float" office:value="19504" calcext:value-type="float">
            <text:p>19504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0.00112466" calcext:value-type="float">
            <text:p>0,00112466</text:p>
          </table:table-cell>
          <table:table-cell office:value-type="float" office:value="87800" calcext:value-type="float">
            <text:p>87800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00493207" calcext:value-type="float">
            <text:p>0,00493207</text:p>
          </table:table-cell>
          <table:table-cell office:value-type="float" office:value="203104" calcext:value-type="float">
            <text:p>203104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0.01496361" calcext:value-type="float">
            <text:p>0,01496361</text:p>
          </table:table-cell>
          <table:table-cell office:value-type="float" office:value="1148920" calcext:value-type="float">
            <text:p>1148920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0.05487663" calcext:value-type="float">
            <text:p>0,05487663</text:p>
          </table:table-cell>
          <table:table-cell office:value-type="float" office:value="1996588" calcext:value-type="float">
            <text:p>1996588</text:p>
          </table:table-cell>
          <table:table-cell/>
          <table:table-cell office:value-type="float" office:value="100000" calcext:value-type="float">
            <text:p>100000</text:p>
          </table:table-cell>
          <table:table-cell office:value-type="float" office:value="0.17716467" calcext:value-type="float">
            <text:p>0,17716467</text:p>
          </table:table-cell>
          <table:table-cell office:value-type="float" office:value="14151416" calcext:value-type="float">
            <text:p>14151416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0.60623449" calcext:value-type="float">
            <text:p>0,60623449</text:p>
          </table:table-cell>
          <table:table-cell office:value-type="float" office:value="19572832" calcext:value-type="float">
            <text:p>19572832</text:p>
          </table:table-cell>
          <table:table-cell/>
          <table:table-cell office:value-type="float" office:value="1000000" calcext:value-type="float">
            <text:p>1000000</text:p>
          </table:table-cell>
          <table:table-cell office:value-type="float" office:value="2.07202411" calcext:value-type="float">
            <text:p>2,07202411</text:p>
          </table:table-cell>
          <table:table-cell office:value-type="float" office:value="167611384" calcext:value-type="float">
            <text:p>167611384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office:value-type="string" calcext:value-type="string">
            <text:p>heapsor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tempo de execução</text:p>
          </table:table-cell>
          <table:table-cell office:value-type="string" calcext:value-type="string">
            <text:p>numero de instrução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000536" calcext:value-type="float">
            <text:p>0,00000536</text:p>
          </table:table-cell>
          <table:table-cell office:value-type="float" office:value="240" calcext:value-type="float">
            <text:p>240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0008924" calcext:value-type="float">
            <text:p>0,00008924</text:p>
          </table:table-cell>
          <table:table-cell office:value-type="float" office:value="4662" calcext:value-type="float">
            <text:p>4662</text:p>
          </table:table-cell>
          <table:table-cell table:number-columns-repeated="4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0128567" calcext:value-type="float">
            <text:p>0,00128567</text:p>
          </table:table-cell>
          <table:table-cell office:value-type="float" office:value="70420" calcext:value-type="float">
            <text:p>70420</text:p>
          </table:table-cell>
          <table:table-cell table:number-columns-repeated="4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01729714" calcext:value-type="float">
            <text:p>0,01729714</text:p>
          </table:table-cell>
          <table:table-cell office:value-type="float" office:value="955391" calcext:value-type="float">
            <text:p>955391</text:p>
          </table:table-cell>
          <table:table-cell table:number-columns-repeated="4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0.22034273" calcext:value-type="float">
            <text:p>0,22034273</text:p>
          </table:table-cell>
          <table:table-cell office:value-type="float" office:value="12046129" calcext:value-type="float">
            <text:p>12046129</text:p>
          </table:table-cell>
          <table:table-cell table:number-columns-repeated="4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2.6587317" calcext:value-type="float">
            <text:p>2,6587317</text:p>
          </table:table-cell>
          <table:table-cell office:value-type="float" office:value="145467140" calcext:value-type="float">
            <text:p>145467140</text:p>
          </table:table-cell>
          <table:table-cell table:number-columns-repeated="4"/>
        </table:table-row>
      </table:table>
      <table:table table:name="SR" table:style-name="ta1">
        <table:shapes>
          <draw:frame draw:z-index="0" draw:style-name="gr1" draw:text-style-name="P1" svg:width="213.7mm" svg:height="122.96mm" svg:x="170.12mm" svg:y="6.52mm">
            <loext:p draw:notify-on-update-of-ranges="SR.E3:SR.E5 SR.F1:SR.F1 SR.F3:SR.F5 SR.B1:SR.B1 SR.B3:SR.B5 SR.B7:SR.B7 SR.B9:SR.B11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1" draw:style-name="gr1" draw:text-style-name="P1" svg:width="148.33mm" svg:height="93.79mm" svg:x="3.68mm" svg:y="192.09mm">
            <loext:p draw:notify-on-update-of-ranges="SR.A16:SR.A21 SR.B14:SR.B14 SR.B16:SR.B21 SR.F14:SR.F14 SR.F16:SR.F21 SR.B24:SR.B24 SR.B26:SR.B31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2" draw:style-name="gr1" draw:text-style-name="P1" svg:width="107.37mm" svg:height="67.45mm" svg:x="180.11mm" svg:y="170.56mm">
            <loext:p draw:notify-on-update-of-ranges="SR.A16:SR.A21 SR.B14:SR.B14 SR.C16:SR.C21 SR.F14:SR.F14 SR.G16:SR.G21 SR.B24:SR.B24 SR.C26:SR.C31"/>
            <draw:object xlink:href="./Object 14" xlink:type="simple" xlink:show="embed" xlink:actuate="onLoad"/>
            <draw:image xlink:href="./ObjectReplacements/Object 14" xlink:type="simple" xlink:show="embed" xlink:actuate="onLoad"/>
          </draw:frame>
          <draw:frame draw:z-index="3" draw:style-name="gr1" draw:text-style-name="P1" svg:width="110.79mm" svg:height="50.72mm" svg:x="227.09mm" svg:y="172.54mm">
            <loext:p draw:notify-on-update-of-ranges="SR.E3:SR.E5 SR.F1:SR.F1 SR.G3:SR.G5 SR.B1:SR.B1 SR.C3:SR.C5 SR.B7:SR.B7 SR.C9:SR.C11"/>
            <draw:object xlink:href="./Object 15" xlink:type="simple" xlink:show="embed" xlink:actuate="onLoad"/>
            <draw:image xlink:href="./ObjectReplacements/Object 15" xlink:type="simple" xlink:show="embed" xlink:actuate="onLoad"/>
          </draw:frame>
        </table:shapes>
        <table:table-column table:style-name="co4" table:number-columns-repeated="7" table:default-cell-style-name="Default"/>
        <table:table-row table:style-name="ro1">
          <table:table-cell/>
          <table:table-cell office:value-type="string" calcext:value-type="string">
            <text:p>InsertonSort</text:p>
          </table:table-cell>
          <table:table-cell/>
          <table:table-cell office:value-type="string" calcext:value-type="string">
            <text:p>SR</text:p>
          </table:table-cell>
          <table:table-cell/>
          <table:table-cell office:value-type="string" calcext:value-type="string">
            <text:p>BubbleSor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empo de execução</text:p>
          </table:table-cell>
          <table:table-cell office:value-type="string" calcext:value-type="string">
            <text:p>numero de instrução</text:p>
          </table:table-cell>
          <table:table-cell table:number-columns-repeated="2"/>
          <table:table-cell office:value-type="string" calcext:value-type="string">
            <text:p>tempo de execução</text:p>
          </table:table-cell>
          <table:table-cell office:value-type="string" calcext:value-type="string">
            <text:p>numero de instrução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000371" calcext:value-type="float">
            <text:p>0,00000371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00000771" calcext:value-type="float">
            <text:p>0,00000771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002046" calcext:value-type="float">
            <text:p>0,0002046</text:p>
          </table:table-cell>
          <table:table-cell office:value-type="float" office:value="12892" calcext:value-type="float">
            <text:p>1289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0063889" calcext:value-type="float">
            <text:p>0,00063889</text:p>
          </table:table-cell>
          <table:table-cell office:value-type="float" office:value="29151" calcext:value-type="float">
            <text:p>29151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2063187" calcext:value-type="float">
            <text:p>0,02063187</text:p>
          </table:table-cell>
          <table:table-cell office:value-type="float" office:value="1256522" calcext:value-type="float">
            <text:p>1256522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0.0653232" calcext:value-type="float">
            <text:p>0,0653232</text:p>
          </table:table-cell>
          <table:table-cell office:value-type="float" office:value="2941711" calcext:value-type="float">
            <text:p>2941711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SelectionSor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tempo de execução</text:p>
          </table:table-cell>
          <table:table-cell office:value-type="string" calcext:value-type="string">
            <text:p>numero de instrução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000438" calcext:value-type="float">
            <text:p>0,00000438</text:p>
          </table:table-cell>
          <table:table-cell office:value-type="float" office:value="182" calcext:value-type="float">
            <text:p>182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0020082" calcext:value-type="float">
            <text:p>0,00020082</text:p>
          </table:table-cell>
          <table:table-cell office:value-type="float" office:value="11530" calcext:value-type="float">
            <text:p>11530</text:p>
          </table:table-cell>
          <table:table-cell table:number-columns-repeated="4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1652423" calcext:value-type="float">
            <text:p>0,01652423</text:p>
          </table:table-cell>
          <table:table-cell office:value-type="float" office:value="1019456" calcext:value-type="float">
            <text:p>1019456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office:value-type="string" calcext:value-type="string">
            <text:p>QuickSort</text:p>
          </table:table-cell>
          <table:table-cell table:number-columns-repeated="3"/>
          <table:table-cell office:value-type="string" calcext:value-type="string">
            <text:p>MergeSort_M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empo de execução</text:p>
          </table:table-cell>
          <table:table-cell office:value-type="string" calcext:value-type="string">
            <text:p>numero de instrução</text:p>
          </table:table-cell>
          <table:table-cell table:number-columns-repeated="2"/>
          <table:table-cell office:value-type="string" calcext:value-type="string">
            <text:p>tempo de execução</text:p>
          </table:table-cell>
          <table:table-cell office:value-type="string" calcext:value-type="string">
            <text:p>numero de instrução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000423" calcext:value-type="float">
            <text:p>0,00000423</text:p>
          </table:table-cell>
          <table:table-cell office:value-type="float" office:value="193" calcext:value-type="float">
            <text:p>19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00000895" calcext:value-type="float">
            <text:p>0,00000895</text:p>
          </table:table-cell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0006475" calcext:value-type="float">
            <text:p>0,00006475</text:p>
          </table:table-cell>
          <table:table-cell office:value-type="float" office:value="2818" calcext:value-type="float">
            <text:p>281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0010612" calcext:value-type="float">
            <text:p>0,00010612</text:p>
          </table:table-cell>
          <table:table-cell office:value-type="float" office:value="6488" calcext:value-type="float">
            <text:p>648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0093766" calcext:value-type="float">
            <text:p>0,00093766</text:p>
          </table:table-cell>
          <table:table-cell office:value-type="float" office:value="38170" calcext:value-type="float">
            <text:p>38170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0.00145467" calcext:value-type="float">
            <text:p>0,00145467</text:p>
          </table:table-cell>
          <table:table-cell office:value-type="float" office:value="92640" calcext:value-type="float">
            <text:p>92640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01121321" calcext:value-type="float">
            <text:p>0,01121321</text:p>
          </table:table-cell>
          <table:table-cell office:value-type="float" office:value="465181" calcext:value-type="float">
            <text:p>465181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0.02062158" calcext:value-type="float">
            <text:p>0,02062158</text:p>
          </table:table-cell>
          <table:table-cell office:value-type="float" office:value="1213514" calcext:value-type="float">
            <text:p>1213514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0.13650331" calcext:value-type="float">
            <text:p>0,13650331</text:p>
          </table:table-cell>
          <table:table-cell office:value-type="float" office:value="5602147" calcext:value-type="float">
            <text:p>5602147</text:p>
          </table:table-cell>
          <table:table-cell/>
          <table:table-cell office:value-type="float" office:value="100000" calcext:value-type="float">
            <text:p>100000</text:p>
          </table:table-cell>
          <table:table-cell office:value-type="float" office:value="0.23547307" calcext:value-type="float">
            <text:p>0,23547307</text:p>
          </table:table-cell>
          <table:table-cell office:value-type="float" office:value="14966780" calcext:value-type="float">
            <text:p>14966780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1.57877672" calcext:value-type="float">
            <text:p>1,57877672</text:p>
          </table:table-cell>
          <table:table-cell office:value-type="float" office:value="65536906" calcext:value-type="float">
            <text:p>65536906</text:p>
          </table:table-cell>
          <table:table-cell/>
          <table:table-cell office:value-type="float" office:value="1000000" calcext:value-type="float">
            <text:p>1000000</text:p>
          </table:table-cell>
          <table:table-cell office:value-type="float" office:value="2.81459093" calcext:value-type="float">
            <text:p>2,81459093</text:p>
          </table:table-cell>
          <table:table-cell office:value-type="float" office:value="177403549" calcext:value-type="float">
            <text:p>177403549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office:value-type="string" calcext:value-type="string">
            <text:p>heapsor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tempo de execução</text:p>
          </table:table-cell>
          <table:table-cell office:value-type="string" calcext:value-type="string">
            <text:p>numero de instrução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000627" calcext:value-type="float">
            <text:p>0,00000627</text:p>
          </table:table-cell>
          <table:table-cell office:value-type="float" office:value="286" calcext:value-type="float">
            <text:p>286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0013387" calcext:value-type="float">
            <text:p>0,00013387</text:p>
          </table:table-cell>
          <table:table-cell office:value-type="float" office:value="5227" calcext:value-type="float">
            <text:p>5227</text:p>
          </table:table-cell>
          <table:table-cell table:number-columns-repeated="4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0148341" calcext:value-type="float">
            <text:p>0,00148341</text:p>
          </table:table-cell>
          <table:table-cell office:value-type="float" office:value="76459" calcext:value-type="float">
            <text:p>76459</text:p>
          </table:table-cell>
          <table:table-cell table:number-columns-repeated="4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02064752" calcext:value-type="float">
            <text:p>0,02064752</text:p>
          </table:table-cell>
          <table:table-cell office:value-type="float" office:value="1016567" calcext:value-type="float">
            <text:p>1016567</text:p>
          </table:table-cell>
          <table:table-cell table:number-columns-repeated="4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0.25735286" calcext:value-type="float">
            <text:p>0,25735286</text:p>
          </table:table-cell>
          <table:table-cell office:value-type="float" office:value="12670881" calcext:value-type="float">
            <text:p>12670881</text:p>
          </table:table-cell>
          <table:table-cell table:number-columns-repeated="4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3.55107737" calcext:value-type="float">
            <text:p>3,55107737</text:p>
          </table:table-cell>
          <table:table-cell office:value-type="float" office:value="151545483" calcext:value-type="float">
            <text:p>151545483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3">00/00/0000</text:date>, <text:time style:data-style-name="N2" text:time-value="01:29:23.29585987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2T23:39:58.238653875</meta:creation-date>
    <dc:date>2017-04-23T01:46:46.407283762</dc:date>
    <meta:editing-duration>PT41M31S</meta:editing-duration>
    <meta:editing-cycles>4</meta:editing-cycles>
    <meta:generator>LibreOffice/5.1.6.2$Linux_X86_64 LibreOffice_project/10m0$Build-2</meta:generator>
    <meta:document-statistic meta:table-count="5" meta:cell-count="785" meta:object-count="1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9.636cm" svg:height="4.491cm" xlink:href=".." xlink:type="simple" chart:class="chart:line" chart:style-name="ch1">
        <chart:title svg:x="3.072cm" svg:y="0.224cm" chart:style-name="ch2">
          <text:p>CR não Eficiente</text:p>
        </chart:title>
        <chart:legend chart:legend-position="end" svg:x="6.085cm" svg:y="1.407cm" style:legend-expansion="high" chart:style-name="ch3"/>
        <chart:plot-area chart:style-name="ch4" table:cell-range-address="CR.A3:CR.B5 CR.F1:CR.F1 CR.F3:CR.F5 CR.B7:CR.B7 CR.B9:CR.B11 CR.B1:CR.B1" chart:data-source-has-labels="both" svg:x="1.196cm" svg:y="1.104cm" svg:width="4.697cm" svg:height="2.324cm">
          <chartooo:coordinate-region svg:x="3.019cm" svg:y="1.317cm" svg:width="2.449cm" svg:height="1.437cm"/>
          <chart:axis chart:dimension="x" chart:name="primary-x" chart:style-name="ch5" chartooo:axis-type="auto">
            <chartooo:date-scale/>
            <chart:title svg:x="2.731cm" svg:y="3.518cm" chart:style-name="ch6">
              <text:p>Instancias</text:p>
            </chart:title>
            <chart:categories table:cell-range-address="CR.A3:CR.A5"/>
          </chart:axis>
          <chart:axis chart:dimension="y" chart:name="primary-y" chart:style-name="ch7">
            <chart:title svg:x="0.451cm" svg:y="3.805cm" chart:style-name="ch8">
              <text:p>Tempo de execução</text:p>
            </chart:title>
            <chart:grid chart:style-name="ch9" chart:class="major"/>
          </chart:axis>
          <chart:series chart:style-name="ch10" chart:values-cell-range-address="CR.F3:CR.F5" chart:label-cell-address="CR.F1:CR.F1" chart:class="chart:line">
            <chart:data-point chart:repeated="3"/>
          </chart:series>
          <chart:series chart:style-name="ch11" chart:values-cell-range-address="CR.B9:CR.B11" chart:label-cell-address="CR.B7:CR.B7" chart:class="chart:line">
            <chart:data-point chart:repeated="3"/>
          </chart:series>
          <chart:series chart:style-name="ch12" chart:values-cell-range-address="CR.B3:CR.B5" chart:label-cell-address="CR.B1:CR.B1" chart:class="chart:line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ubbleSort</text:p>
                <draw:g>
                  <svg:desc>CR.F1:CR.F1</svg:desc>
                </draw:g>
              </table:table-cell>
              <table:table-cell office:value-type="string">
                <text:p>SelectionSort</text:p>
                <draw:g>
                  <svg:desc>CR.B7:CR.B7</svg:desc>
                </draw:g>
              </table:table-cell>
              <table:table-cell office:value-type="string">
                <text:p>InsertonSort</text:p>
                <draw:g>
                  <svg:desc>CR.B1:CR.B1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CR.A3:CR.A5</svg:desc>
                </draw:g>
              </table:table-cell>
              <table:table-cell office:value-type="float" office:value="0.00000923">
                <text:p>0.00000923</text:p>
                <draw:g>
                  <svg:desc>CR.F3:CR.F5</svg:desc>
                </draw:g>
              </table:table-cell>
              <table:table-cell office:value-type="float" office:value="0.00000486">
                <text:p>0.00000486</text:p>
                <draw:g>
                  <svg:desc>CR.B9:CR.B11</svg:desc>
                </draw:g>
              </table:table-cell>
              <table:table-cell office:value-type="float" office:value="0.00000487">
                <text:p>0.00000487</text:p>
                <draw:g>
                  <svg:desc>CR.B3:CR.B5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0064746">
                <text:p>0.00064746</text:p>
              </table:table-cell>
              <table:table-cell office:value-type="float" office:value="0.00019709">
                <text:p>0.00019709</text:p>
              </table:table-cell>
              <table:table-cell office:value-type="float" office:value="0.00020956">
                <text:p>0.00020956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6583404">
                <text:p>0.06583404</text:p>
              </table:table-cell>
              <table:table-cell office:value-type="float" office:value="0.01646859">
                <text:p>0.01646859</text:p>
              </table:table-cell>
              <table:table-cell office:value-type="float" office:value="0.01980127">
                <text:p>0.0198012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0.373cm" svg:height="13.97cm" xlink:href=".." xlink:type="simple" chart:class="chart:line" chart:style-name="ch1">
        <chart:title svg:x="8.863cm" svg:y="0.414cm" chart:style-name="ch2">
          <text:p>CR Eficiente</text:p>
        </chart:title>
        <chart:legend chart:legend-position="end" svg:x="16.549cm" svg:y="6.147cm" style:legend-expansion="high" chart:style-name="ch3"/>
        <chart:plot-area chart:style-name="ch4" table:cell-range-address="CR.A15:CR.A20 CR.B13:CR.B13 CR.C15:CR.C20 CR.F13:CR.F13 CR.G15:CR.G20 CR.B22:CR.B22 CR.C24:CR.C29" chart:data-source-has-labels="both" svg:x="1.411cm" svg:y="1.484cm" svg:width="14.731cm" svg:height="11.233cm">
          <chartooo:coordinate-region svg:x="2.297cm" svg:y="1.698cm" svg:width="11.62cm" svg:height="10.345cm"/>
          <chart:axis chart:dimension="x" chart:name="primary-x" chart:style-name="ch5" chartooo:axis-type="auto">
            <chartooo:date-scale/>
            <chart:title svg:x="7.963cm" svg:y="12.997cm" chart:style-name="ch6">
              <text:p>Instancias</text:p>
            </chart:title>
            <chart:categories table:cell-range-address="CR.A15:CR.A20"/>
          </chart:axis>
          <chart:axis chart:dimension="y" chart:name="primary-y" chart:style-name="ch7">
            <chart:title svg:x="0.451cm" svg:y="7.838cm" chart:style-name="ch8">
              <text:p>instrução</text:p>
            </chart:title>
            <chart:grid chart:style-name="ch9" chart:class="major"/>
          </chart:axis>
          <chart:series chart:style-name="ch10" chart:values-cell-range-address="CR.C15:CR.C20" chart:label-cell-address="CR.B13:CR.B13" chart:class="chart:line">
            <chart:data-point chart:repeated="6"/>
          </chart:series>
          <chart:series chart:style-name="ch11" chart:values-cell-range-address="CR.G15:CR.G20" chart:label-cell-address="CR.F13:CR.F13" chart:class="chart:line">
            <chart:data-point chart:repeated="6"/>
          </chart:series>
          <chart:series chart:style-name="ch12" chart:values-cell-range-address="CR.C24:CR.C29" chart:label-cell-address="CR.B22:CR.B22" chart:class="chart:line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QuickSort</text:p>
                <draw:g>
                  <svg:desc>CR.B13:CR.B13</svg:desc>
                </draw:g>
              </table:table-cell>
              <table:table-cell office:value-type="string">
                <text:p>MergeSort_MA</text:p>
                <draw:g>
                  <svg:desc>CR.F13:CR.F13</svg:desc>
                </draw:g>
              </table:table-cell>
              <table:table-cell office:value-type="string">
                <text:p>heapsort</text:p>
                <draw:g>
                  <svg:desc>CR.B22:CR.B22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CR.A15:CR.A20</svg:desc>
                </draw:g>
              </table:table-cell>
              <table:table-cell office:value-type="float" office:value="214">
                <text:p>214</text:p>
                <draw:g>
                  <svg:desc>CR.C15:CR.C20</svg:desc>
                </draw:g>
              </table:table-cell>
              <table:table-cell office:value-type="float" office:value="357">
                <text:p>357</text:p>
                <draw:g>
                  <svg:desc>CR.G15:CR.G20</svg:desc>
                </draw:g>
              </table:table-cell>
              <table:table-cell office:value-type="float" office:value="279">
                <text:p>279</text:p>
                <draw:g>
                  <svg:desc>CR.C24:CR.C29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2902">
                <text:p>2902</text:p>
              </table:table-cell>
              <table:table-cell office:value-type="float" office:value="6479">
                <text:p>6479</text:p>
              </table:table-cell>
              <table:table-cell office:value-type="float" office:value="5145">
                <text:p>5145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40075">
                <text:p>40075</text:p>
              </table:table-cell>
              <table:table-cell office:value-type="float" office:value="92648">
                <text:p>92648</text:p>
              </table:table-cell>
              <table:table-cell office:value-type="float" office:value="76670">
                <text:p>76670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489619">
                <text:p>489619</text:p>
              </table:table-cell>
              <table:table-cell office:value-type="float" office:value="1213503">
                <text:p>1213503</text:p>
              </table:table-cell>
              <table:table-cell office:value-type="float" office:value="1014387">
                <text:p>1014387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5786536">
                <text:p>5786536</text:p>
              </table:table-cell>
              <table:table-cell office:value-type="float" office:value="14966555">
                <text:p>14966555</text:p>
              </table:table-cell>
              <table:table-cell office:value-type="float" office:value="12638500">
                <text:p>12638500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100077100">
                <text:p>100077100</text:p>
              </table:table-cell>
              <table:table-cell office:value-type="float" office:value="171651137">
                <text:p>171651137</text:p>
              </table:table-cell>
              <table:table-cell office:value-type="float" office:value="73308807">
                <text:p>73308807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3.183cm" svg:height="12.808cm" xlink:href=".." xlink:type="simple" chart:class="chart:line" chart:style-name="ch1">
        <chart:title svg:x="10.253cm" svg:y="0.391cm" chart:style-name="ch2">
          <text:p>OC Eficiente</text:p>
        </chart:title>
        <chart:legend chart:legend-position="end" svg:x="19.359cm" svg:y="5.566cm" style:legend-expansion="high" chart:style-name="ch3"/>
        <chart:plot-area chart:style-name="ch4" table:cell-range-address="OC.A16:OC.A21 OC.B14:OC.B14 OC.C16:OC.C21 OC.F14:OC.F14 OC.G16:OC.G21 OC.B24:OC.B24 OC.C26:OC.C31" chart:data-source-has-labels="both" svg:x="1.467cm" svg:y="1.438cm" svg:width="17.429cm" svg:height="10.14cm">
          <chartooo:coordinate-region svg:x="2.353cm" svg:y="1.652cm" svg:width="14.318cm" svg:height="9.252cm"/>
          <chart:axis chart:dimension="x" chart:name="primary-x" chart:style-name="ch5" chartooo:axis-type="auto">
            <chartooo:date-scale/>
            <chart:title svg:x="9.383cm" svg:y="11.835cm" chart:style-name="ch6">
              <text:p>instancias</text:p>
            </chart:title>
            <chart:categories table:cell-range-address="OC.A16:OC.A21"/>
          </chart:axis>
          <chart:axis chart:dimension="y" chart:name="primary-y" chart:style-name="ch7">
            <chart:title svg:x="0.451cm" svg:y="7.246cm" chart:style-name="ch8">
              <text:p>instrução</text:p>
            </chart:title>
            <chart:grid chart:style-name="ch9" chart:class="major"/>
          </chart:axis>
          <chart:series chart:style-name="ch10" chart:values-cell-range-address="OC.C16:OC.C21" chart:label-cell-address="OC.B14:OC.B14" chart:class="chart:line">
            <chart:data-point chart:repeated="6"/>
          </chart:series>
          <chart:series chart:style-name="ch11" chart:values-cell-range-address="OC.G16:OC.G21" chart:label-cell-address="OC.F14:OC.F14" chart:class="chart:line">
            <chart:data-point chart:repeated="6"/>
          </chart:series>
          <chart:series chart:style-name="ch12" chart:values-cell-range-address="OC.C26:OC.C31" chart:label-cell-address="OC.B24:OC.B24" chart:class="chart:line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QuickSort</text:p>
                <draw:g>
                  <svg:desc>OC.B14:OC.B14</svg:desc>
                </draw:g>
              </table:table-cell>
              <table:table-cell office:value-type="string">
                <text:p>MergeSort_MA</text:p>
                <draw:g>
                  <svg:desc>OC.F14:OC.F14</svg:desc>
                </draw:g>
              </table:table-cell>
              <table:table-cell office:value-type="string">
                <text:p>heapsort</text:p>
                <draw:g>
                  <svg:desc>OC.B24:OC.B24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OC.A16:OC.A21</svg:desc>
                </draw:g>
              </table:table-cell>
              <table:table-cell office:value-type="float" office:value="124">
                <text:p>124</text:p>
                <draw:g>
                  <svg:desc>OC.C16:OC.C21</svg:desc>
                </draw:g>
              </table:table-cell>
              <table:table-cell office:value-type="float" office:value="368">
                <text:p>368</text:p>
                <draw:g>
                  <svg:desc>OC.G16:OC.G21</svg:desc>
                </draw:g>
              </table:table-cell>
              <table:table-cell office:value-type="float" office:value="304">
                <text:p>304</text:p>
                <draw:g>
                  <svg:desc>OC.C26:OC.C31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366">
                <text:p>1366</text:p>
              </table:table-cell>
              <table:table-cell office:value-type="float" office:value="6583">
                <text:p>6583</text:p>
              </table:table-cell>
              <table:table-cell office:value-type="float" office:value="5591">
                <text:p>5591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3516">
                <text:p>13516</text:p>
              </table:table-cell>
              <table:table-cell office:value-type="float" office:value="93731">
                <text:p>93731</text:p>
              </table:table-cell>
              <table:table-cell office:value-type="float" office:value="81163">
                <text:p>81163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143116">
                <text:p>143116</text:p>
              </table:table-cell>
              <table:table-cell office:value-type="float" office:value="1223527">
                <text:p>1223527</text:p>
              </table:table-cell>
              <table:table-cell office:value-type="float" office:value="1067034">
                <text:p>1067034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1396582">
                <text:p>1396582</text:p>
              </table:table-cell>
              <table:table-cell office:value-type="float" office:value="15066439">
                <text:p>15066439</text:p>
              </table:table-cell>
              <table:table-cell office:value-type="float" office:value="13170866">
                <text:p>13170866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13572844">
                <text:p>13572844</text:p>
              </table:table-cell>
              <table:table-cell office:value-type="float" office:value="178496375">
                <text:p>178496375</text:p>
              </table:table-cell>
              <table:table-cell office:value-type="float" office:value="156630471">
                <text:p>156630471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1.081cm" svg:height="11.956cm" xlink:href=".." xlink:type="simple" chart:class="chart:line" chart:style-name="ch1">
        <chart:title svg:x="8.809cm" svg:y="0.374cm" chart:style-name="ch2">
          <text:p>OC não eficiente</text:p>
        </chart:title>
        <chart:legend chart:legend-position="end" svg:x="17.53cm" svg:y="5.14cm" style:legend-expansion="high" chart:style-name="ch3"/>
        <chart:plot-area chart:style-name="ch4" table:cell-range-address="OC.A3:OC.A5 OC.B1:OC.B1 OC.C3:OC.C5 OC.F1:OC.F1 OC.G3:OC.G5 OC.B7:OC.B7 OC.C9:OC.C11" chart:data-source-has-labels="both" svg:x="1.425cm" svg:y="1.404cm" svg:width="15.684cm" svg:height="9.339cm">
          <chartooo:coordinate-region svg:x="3.369cm" svg:y="1.617cm" svg:width="13.315cm" svg:height="8.452cm"/>
          <chart:axis chart:dimension="x" chart:name="primary-x" chart:style-name="ch5" chartooo:axis-type="auto">
            <chartooo:date-scale/>
            <chart:title svg:x="8.469cm" svg:y="10.983cm" chart:style-name="ch6">
              <text:p>instancias</text:p>
            </chart:title>
            <chart:categories table:cell-range-address="OC.A3:OC.A5"/>
          </chart:axis>
          <chart:axis chart:dimension="y" chart:name="primary-y" chart:style-name="ch7">
            <chart:title svg:x="0.873cm" svg:y="6.791cm" chart:style-name="ch8">
              <text:p>instrução</text:p>
            </chart:title>
            <chart:grid chart:style-name="ch9" chart:class="major"/>
          </chart:axis>
          <chart:series chart:style-name="ch10" chart:values-cell-range-address="OC.C3:OC.C5" chart:label-cell-address="OC.B1:OC.B1" chart:class="chart:line">
            <chart:data-point chart:repeated="3"/>
          </chart:series>
          <chart:series chart:style-name="ch11" chart:values-cell-range-address="OC.G3:OC.G5" chart:label-cell-address="OC.F1:OC.F1" chart:class="chart:line">
            <chart:data-point chart:repeated="3"/>
          </chart:series>
          <chart:series chart:style-name="ch12" chart:values-cell-range-address="OC.C9:OC.C11" chart:label-cell-address="OC.B7:OC.B7" chart:class="chart:line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sertonSort</text:p>
                <draw:g>
                  <svg:desc>OC.B1:OC.B1</svg:desc>
                </draw:g>
              </table:table-cell>
              <table:table-cell office:value-type="string">
                <text:p>BubbleSort</text:p>
                <draw:g>
                  <svg:desc>OC.F1:OC.F1</svg:desc>
                </draw:g>
              </table:table-cell>
              <table:table-cell office:value-type="string">
                <text:p>SelectionSort</text:p>
                <draw:g>
                  <svg:desc>OC.B7:OC.B7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OC.A3:OC.A5</svg:desc>
                </draw:g>
              </table:table-cell>
              <table:table-cell office:value-type="float" office:value="62">
                <text:p>62</text:p>
                <draw:g>
                  <svg:desc>OC.C3:OC.C5</svg:desc>
                </draw:g>
              </table:table-cell>
              <table:table-cell office:value-type="float" office:value="13">
                <text:p>13</text:p>
                <draw:g>
                  <svg:desc>OC.G3:OC.G5</svg:desc>
                </draw:g>
              </table:table-cell>
              <table:table-cell office:value-type="float" office:value="120">
                <text:p>120</text:p>
                <draw:g>
                  <svg:desc>OC.C9:OC.C11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602">
                <text:p>602</text:p>
              </table:table-cell>
              <table:table-cell office:value-type="float" office:value="103">
                <text:p>103</text:p>
              </table:table-cell>
              <table:table-cell office:value-type="float" office:value="10200">
                <text:p>10200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6002">
                <text:p>6002</text:p>
              </table:table-cell>
              <table:table-cell office:value-type="float" office:value="1003">
                <text:p>1003</text:p>
              </table:table-cell>
              <table:table-cell office:value-type="float" office:value="1002000">
                <text:p>1002000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1.87cm" svg:height="13.232cm" xlink:href=".." xlink:type="simple" chart:class="chart:line" chart:style-name="ch1">
        <chart:title svg:x="9.627cm" svg:y="0.399cm" chart:style-name="ch2">
          <text:p>OD eficiente</text:p>
        </chart:title>
        <chart:legend chart:legend-position="end" svg:x="18.046cm" svg:y="5.778cm" style:legend-expansion="high" chart:style-name="ch3"/>
        <chart:plot-area chart:style-name="ch4" table:cell-range-address="OD.A16:OD.A21 OD.B14:OD.B14 OD.C16:OD.C21 OD.B24:OD.B24 OD.C26:OD.C31 OD.F14:OD.F14 OD.G16:OD.G21" chart:data-source-has-labels="both" svg:x="1.441cm" svg:y="1.454cm" svg:width="16.168cm" svg:height="10.54cm">
          <chartooo:coordinate-region svg:x="2.327cm" svg:y="1.668cm" svg:width="13.057cm" svg:height="9.652cm"/>
          <chart:axis chart:dimension="x" chart:name="primary-x" chart:style-name="ch5" chartooo:axis-type="auto">
            <chartooo:date-scale/>
            <chart:title svg:x="8.727cm" svg:y="12.259cm" chart:style-name="ch6">
              <text:p>instancias</text:p>
            </chart:title>
            <chart:categories table:cell-range-address="OD.A16:OD.A21"/>
          </chart:axis>
          <chart:axis chart:dimension="y" chart:name="primary-y" chart:style-name="ch7">
            <chart:title svg:x="0.451cm" svg:y="7.462cm" chart:style-name="ch8">
              <text:p>instrução</text:p>
            </chart:title>
            <chart:grid chart:style-name="ch9" chart:class="major"/>
          </chart:axis>
          <chart:series chart:style-name="ch10" chart:values-cell-range-address="OD.C16:OD.C21" chart:label-cell-address="OD.B14:OD.B14" chart:class="chart:line">
            <chart:data-point chart:repeated="6"/>
          </chart:series>
          <chart:series chart:style-name="ch11" chart:values-cell-range-address="OD.C26:OD.C31" chart:label-cell-address="OD.B24:OD.B24" chart:class="chart:line">
            <chart:data-point chart:repeated="6"/>
          </chart:series>
          <chart:series chart:style-name="ch12" chart:values-cell-range-address="OD.G16:OD.G21" chart:label-cell-address="OD.F14:OD.F14" chart:class="chart:line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QuickSort</text:p>
                <draw:g>
                  <svg:desc>OD.B14:OD.B14</svg:desc>
                </draw:g>
              </table:table-cell>
              <table:table-cell office:value-type="string">
                <text:p>heapsort</text:p>
                <draw:g>
                  <svg:desc>OD.B24:OD.B24</svg:desc>
                </draw:g>
              </table:table-cell>
              <table:table-cell office:value-type="string">
                <text:p>MergeSort_MA</text:p>
                <draw:g>
                  <svg:desc>OD.F14:OD.F14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OD.A16:OD.A21</svg:desc>
                </draw:g>
              </table:table-cell>
              <table:table-cell office:value-type="float" office:value="172">
                <text:p>172</text:p>
                <draw:g>
                  <svg:desc>OD.C16:OD.C21</svg:desc>
                </draw:g>
              </table:table-cell>
              <table:table-cell office:value-type="float" office:value="240">
                <text:p>240</text:p>
                <draw:g>
                  <svg:desc>OD.C26:OD.C31</svg:desc>
                </draw:g>
              </table:table-cell>
              <table:table-cell office:value-type="float" office:value="344">
                <text:p>344</text:p>
                <draw:g>
                  <svg:desc>OD.G16:OD.G21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972">
                <text:p>1972</text:p>
              </table:table-cell>
              <table:table-cell office:value-type="float" office:value="4662">
                <text:p>4662</text:p>
              </table:table-cell>
              <table:table-cell office:value-type="float" office:value="6168">
                <text:p>6168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9504">
                <text:p>19504</text:p>
              </table:table-cell>
              <table:table-cell office:value-type="float" office:value="70420">
                <text:p>70420</text:p>
              </table:table-cell>
              <table:table-cell office:value-type="float" office:value="87800">
                <text:p>87800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203104">
                <text:p>203104</text:p>
              </table:table-cell>
              <table:table-cell office:value-type="float" office:value="955391">
                <text:p>955391</text:p>
              </table:table-cell>
              <table:table-cell office:value-type="float" office:value="1148920">
                <text:p>1148920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1996588">
                <text:p>1996588</text:p>
              </table:table-cell>
              <table:table-cell office:value-type="float" office:value="12046129">
                <text:p>12046129</text:p>
              </table:table-cell>
              <table:table-cell office:value-type="float" office:value="14151416">
                <text:p>14151416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19572832">
                <text:p>19572832</text:p>
              </table:table-cell>
              <table:table-cell office:value-type="float" office:value="145467140">
                <text:p>145467140</text:p>
              </table:table-cell>
              <table:table-cell office:value-type="float" office:value="167611384">
                <text:p>167611384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0.738cm" svg:height="6.746cm" xlink:href=".." xlink:type="simple" chart:class="chart:line" chart:style-name="ch1">
        <chart:title svg:x="4.091cm" svg:y="0.269cm" chart:style-name="ch2">
          <text:p>SR eficiente</text:p>
        </chart:title>
        <chart:legend chart:legend-position="end" svg:x="6.914cm" svg:y="2.535cm" style:legend-expansion="high" chart:style-name="ch3"/>
        <chart:plot-area chart:style-name="ch4" table:cell-range-address="SR.A16:SR.A21 SR.B14:SR.B14 SR.C16:SR.C21 SR.F14:SR.F14 SR.G16:SR.G21 SR.B24:SR.B24 SR.C26:SR.C31" chart:data-source-has-labels="both" svg:x="1.218cm" svg:y="1.194cm" svg:width="5.482cm" svg:height="4.444cm">
          <chartooo:coordinate-region svg:x="2.104cm" svg:y="1.194cm" svg:width="2.752cm" svg:height="2.633cm"/>
          <chart:axis chart:dimension="x" chart:name="primary-x" chart:style-name="ch5" chartooo:axis-type="auto">
            <chartooo:date-scale/>
            <chart:title svg:x="3.161cm" svg:y="5.773cm" chart:style-name="ch6">
              <text:p>instancias</text:p>
            </chart:title>
            <chart:categories table:cell-range-address="SR.A16:SR.A21"/>
          </chart:axis>
          <chart:axis chart:dimension="y" chart:name="primary-y" chart:style-name="ch7">
            <chart:title svg:x="0.451cm" svg:y="4.154cm" chart:style-name="ch8">
              <text:p>instrução</text:p>
            </chart:title>
            <chart:grid chart:style-name="ch9" chart:class="major"/>
          </chart:axis>
          <chart:series chart:style-name="ch10" chart:values-cell-range-address="SR.C16:SR.C21" chart:label-cell-address="SR.B14:SR.B14" chart:class="chart:line">
            <chart:data-point chart:repeated="6"/>
          </chart:series>
          <chart:series chart:style-name="ch11" chart:values-cell-range-address="SR.G16:SR.G21" chart:label-cell-address="SR.F14:SR.F14" chart:class="chart:line">
            <chart:data-point chart:repeated="6"/>
          </chart:series>
          <chart:series chart:style-name="ch12" chart:values-cell-range-address="SR.C26:SR.C31" chart:label-cell-address="SR.B24:SR.B24" chart:class="chart:line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QuickSort</text:p>
                <draw:g>
                  <svg:desc>SR.B14:SR.B14</svg:desc>
                </draw:g>
              </table:table-cell>
              <table:table-cell office:value-type="string">
                <text:p>MergeSort_MA</text:p>
                <draw:g>
                  <svg:desc>SR.F14:SR.F14</svg:desc>
                </draw:g>
              </table:table-cell>
              <table:table-cell office:value-type="string">
                <text:p>heapsort</text:p>
                <draw:g>
                  <svg:desc>SR.B24:SR.B24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SR.A16:SR.A21</svg:desc>
                </draw:g>
              </table:table-cell>
              <table:table-cell office:value-type="float" office:value="193">
                <text:p>193</text:p>
                <draw:g>
                  <svg:desc>SR.C16:SR.C21</svg:desc>
                </draw:g>
              </table:table-cell>
              <table:table-cell office:value-type="float" office:value="358">
                <text:p>358</text:p>
                <draw:g>
                  <svg:desc>SR.G16:SR.G21</svg:desc>
                </draw:g>
              </table:table-cell>
              <table:table-cell office:value-type="float" office:value="286">
                <text:p>286</text:p>
                <draw:g>
                  <svg:desc>SR.C26:SR.C31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2818">
                <text:p>2818</text:p>
              </table:table-cell>
              <table:table-cell office:value-type="float" office:value="6488">
                <text:p>6488</text:p>
              </table:table-cell>
              <table:table-cell office:value-type="float" office:value="5227">
                <text:p>5227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38170">
                <text:p>38170</text:p>
              </table:table-cell>
              <table:table-cell office:value-type="float" office:value="92640">
                <text:p>92640</text:p>
              </table:table-cell>
              <table:table-cell office:value-type="float" office:value="76459">
                <text:p>76459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465181">
                <text:p>465181</text:p>
              </table:table-cell>
              <table:table-cell office:value-type="float" office:value="1213514">
                <text:p>1213514</text:p>
              </table:table-cell>
              <table:table-cell office:value-type="float" office:value="1016567">
                <text:p>1016567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5602147">
                <text:p>5602147</text:p>
              </table:table-cell>
              <table:table-cell office:value-type="float" office:value="14966780">
                <text:p>14966780</text:p>
              </table:table-cell>
              <table:table-cell office:value-type="float" office:value="12670881">
                <text:p>12670881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65536906">
                <text:p>65536906</text:p>
              </table:table-cell>
              <table:table-cell office:value-type="float" office:value="177403549">
                <text:p>177403549</text:p>
              </table:table-cell>
              <table:table-cell office:value-type="float" office:value="151545483">
                <text:p>151545483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1.08cm" svg:height="5.073cm" xlink:href=".." xlink:type="simple" chart:class="chart:line" chart:style-name="ch1">
        <chart:title svg:x="3.839cm" svg:y="0.236cm" chart:style-name="ch2">
          <text:p>SR não eficiente</text:p>
        </chart:title>
        <chart:legend chart:legend-position="end" svg:x="7.529cm" svg:y="1.698cm" style:legend-expansion="high" chart:style-name="ch3"/>
        <chart:plot-area chart:style-name="ch4" table:cell-range-address="SR.E3:SR.E5 SR.F1:SR.F1 SR.G3:SR.G5 SR.B1:SR.B1 SR.C3:SR.C5 SR.B7:SR.B7 SR.C9:SR.C11" chart:data-source-has-labels="both" svg:x="1.225cm" svg:y="1.128cm" svg:width="6.083cm" svg:height="2.87cm">
          <chartooo:coordinate-region svg:x="3.381cm" svg:y="1.341cm" svg:width="3.502cm" svg:height="1.983cm"/>
          <chart:axis chart:dimension="x" chart:name="primary-x" chart:style-name="ch5" chartooo:axis-type="auto">
            <chartooo:date-scale/>
            <chart:title svg:x="3.755cm" svg:y="4.1cm" chart:style-name="ch6">
              <text:p>tempo</text:p>
            </chart:title>
            <chart:categories table:cell-range-address="SR.E3:SR.E5"/>
          </chart:axis>
          <chart:axis chart:dimension="y" chart:name="primary-y" chart:style-name="ch7">
            <chart:title svg:x="0.451cm" svg:y="3.361cm" chart:style-name="ch8">
              <text:p>instancias</text:p>
            </chart:title>
            <chart:grid chart:style-name="ch9" chart:class="major"/>
          </chart:axis>
          <chart:series chart:style-name="ch10" chart:values-cell-range-address="SR.G3:SR.G5" chart:label-cell-address="SR.F1:SR.F1" chart:class="chart:line">
            <chart:data-point chart:repeated="3"/>
          </chart:series>
          <chart:series chart:style-name="ch11" chart:values-cell-range-address="SR.C3:SR.C5" chart:label-cell-address="SR.B1:SR.B1" chart:class="chart:line">
            <chart:data-point chart:repeated="3"/>
          </chart:series>
          <chart:series chart:style-name="ch12" chart:values-cell-range-address="SR.C9:SR.C11" chart:label-cell-address="SR.B7:SR.B7" chart:class="chart:line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ubbleSort</text:p>
                <draw:g>
                  <svg:desc>SR.F1:SR.F1</svg:desc>
                </draw:g>
              </table:table-cell>
              <table:table-cell office:value-type="string">
                <text:p>InsertonSort</text:p>
                <draw:g>
                  <svg:desc>SR.B1:SR.B1</svg:desc>
                </draw:g>
              </table:table-cell>
              <table:table-cell office:value-type="string">
                <text:p>SelectionSort</text:p>
                <draw:g>
                  <svg:desc>SR.B7:SR.B7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SR.E3:SR.E5</svg:desc>
                </draw:g>
              </table:table-cell>
              <table:table-cell office:value-type="float" office:value="297">
                <text:p>297</text:p>
                <draw:g>
                  <svg:desc>SR.G3:SR.G5</svg:desc>
                </draw:g>
              </table:table-cell>
              <table:table-cell office:value-type="float" office:value="172">
                <text:p>172</text:p>
                <draw:g>
                  <svg:desc>SR.C3:SR.C5</svg:desc>
                </draw:g>
              </table:table-cell>
              <table:table-cell office:value-type="float" office:value="182">
                <text:p>182</text:p>
                <draw:g>
                  <svg:desc>SR.C9:SR.C11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29151">
                <text:p>29151</text:p>
              </table:table-cell>
              <table:table-cell office:value-type="float" office:value="12892">
                <text:p>12892</text:p>
              </table:table-cell>
              <table:table-cell office:value-type="float" office:value="11530">
                <text:p>11530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2941711">
                <text:p>2941711</text:p>
              </table:table-cell>
              <table:table-cell office:value-type="float" office:value="1256522">
                <text:p>1256522</text:p>
              </table:table-cell>
              <table:table-cell office:value-type="float" office:value="1019456">
                <text:p>1019456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0.663cm" svg:height="12.24cm" xlink:href=".." xlink:type="simple" chart:class="chart:line" chart:style-name="ch1">
        <chart:title svg:x="9.008cm" svg:y="0.379cm" chart:style-name="ch2">
          <text:p>CR Eficiente</text:p>
        </chart:title>
        <chart:legend chart:legend-position="end" svg:x="16.839cm" svg:y="5.282cm" style:legend-expansion="high" chart:style-name="ch3"/>
        <chart:plot-area chart:style-name="ch4" table:cell-range-address="CR.A15:CR.B20 CR.B13:CR.B13 CR.F13:CR.F13 CR.F15:CR.F20 CR.B22:CR.B22 CR.B24:CR.B30" chart:data-source-has-labels="both" svg:x="1.417cm" svg:y="1.414cm" svg:width="15.009cm" svg:height="9.608cm">
          <chartooo:coordinate-region svg:x="3.24cm" svg:y="1.627cm" svg:width="13.186cm" svg:height="8.721cm"/>
          <chart:axis chart:dimension="x" chart:name="primary-x" chart:style-name="ch5" chartooo:axis-type="auto">
            <chartooo:date-scale/>
            <chart:title svg:x="8.108cm" svg:y="11.267cm" chart:style-name="ch6">
              <text:p>Instancias</text:p>
            </chart:title>
            <chart:categories table:cell-range-address="CR.A15:CR.A20"/>
          </chart:axis>
          <chart:axis chart:dimension="y" chart:name="primary-y" chart:style-name="ch7">
            <chart:title svg:x="0.451cm" svg:y="6.759cm" chart:style-name="ch8">
              <text:p>Tempo</text:p>
            </chart:title>
            <chart:grid chart:style-name="ch9" chart:class="major"/>
          </chart:axis>
          <chart:series chart:style-name="ch10" chart:values-cell-range-address="CR.B15:CR.B20" chart:label-cell-address="CR.B13:CR.B13" chart:class="chart:line">
            <chart:data-point chart:repeated="6"/>
          </chart:series>
          <chart:series chart:style-name="ch11" chart:values-cell-range-address="CR.F15:CR.F20" chart:label-cell-address="CR.F13:CR.F13" chart:class="chart:line">
            <chart:data-point chart:repeated="6"/>
          </chart:series>
          <chart:series chart:style-name="ch12" chart:values-cell-range-address="CR.B24:CR.B30" chart:label-cell-address="CR.B22:CR.B22" chart:class="chart:line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QuickSort</text:p>
                <draw:g>
                  <svg:desc>CR.B13:CR.B13</svg:desc>
                </draw:g>
              </table:table-cell>
              <table:table-cell office:value-type="string">
                <text:p>MergeSort_MA</text:p>
                <draw:g>
                  <svg:desc>CR.F13:CR.F13</svg:desc>
                </draw:g>
              </table:table-cell>
              <table:table-cell office:value-type="string">
                <text:p>heapsort</text:p>
                <draw:g>
                  <svg:desc>CR.B22:CR.B22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CR.A15:CR.A20</svg:desc>
                </draw:g>
              </table:table-cell>
              <table:table-cell office:value-type="float" office:value="0.00000482">
                <text:p>0.00000482</text:p>
                <draw:g>
                  <svg:desc>CR.B15:CR.B20</svg:desc>
                </draw:g>
              </table:table-cell>
              <table:table-cell office:value-type="float" office:value="0.00000702">
                <text:p>0.00000702</text:p>
                <draw:g>
                  <svg:desc>CR.F15:CR.F20</svg:desc>
                </draw:g>
              </table:table-cell>
              <table:table-cell office:value-type="float" office:value="0.00000588">
                <text:p>0.00000588</text:p>
                <draw:g>
                  <svg:desc>CR.B24:CR.B30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0006535">
                <text:p>0.00006535</text:p>
              </table:table-cell>
              <table:table-cell office:value-type="float" office:value="0.00010462">
                <text:p>0.00010462</text:p>
              </table:table-cell>
              <table:table-cell office:value-type="float" office:value="0.00013265">
                <text:p>0.00013265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0087329">
                <text:p>0.00087329</text:p>
              </table:table-cell>
              <table:table-cell office:value-type="float" office:value="0.00146746">
                <text:p>0.00146746</text:p>
              </table:table-cell>
              <table:table-cell office:value-type="float" office:value="0.00146176">
                <text:p>0.00146176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0.01119212">
                <text:p>0.01119212</text:p>
              </table:table-cell>
              <table:table-cell office:value-type="float" office:value="0.01915966">
                <text:p>0.01915966</text:p>
              </table:table-cell>
              <table:table-cell office:value-type="float" office:value="0.02022486">
                <text:p>0.02022486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0.13582346">
                <text:p>0.13582346</text:p>
              </table:table-cell>
              <table:table-cell office:value-type="float" office:value="0.23780848">
                <text:p>0.23780848</text:p>
              </table:table-cell>
              <table:table-cell office:value-type="float" office:value="0.25933647">
                <text:p>0.25933647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1.62607241">
                <text:p>1.62607241</text:p>
              </table:table-cell>
              <table:table-cell office:value-type="float" office:value="2.56348705">
                <text:p>2.56348705</text:p>
              </table:table-cell>
              <table:table-cell office:value-type="float" office:value="1.70727253">
                <text:p>1.7072725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4.124cm" svg:height="7.906cm" xlink:href=".." xlink:type="simple" chart:class="chart:line" chart:style-name="ch1">
        <chart:title svg:x="5.331cm" svg:y="0.293cm" chart:style-name="ch2">
          <text:p>OC não eficiente</text:p>
        </chart:title>
        <chart:legend chart:legend-position="end" svg:x="10.573cm" svg:y="3.115cm" style:legend-expansion="high" chart:style-name="ch3"/>
        <chart:plot-area chart:style-name="ch4" table:cell-range-address="OC.A3:OC.B5 OC.B1:OC.B1 OC.F1:OC.F1 OC.F3:OC.F5 OC.B7:OC.B7 OC.B9:OC.B11" chart:data-source-has-labels="both" svg:x="1.286cm" svg:y="1.242cm" svg:width="9.005cm" svg:height="5.532cm">
          <chartooo:coordinate-region svg:x="3.321cm" svg:y="1.455cm" svg:width="6.545cm" svg:height="4.645cm"/>
          <chart:axis chart:dimension="x" chart:name="primary-x" chart:style-name="ch5" chartooo:axis-type="auto">
            <chartooo:date-scale/>
            <chart:title svg:x="4.99cm" svg:y="6.933cm" chart:style-name="ch6">
              <text:p>instancias</text:p>
            </chart:title>
            <chart:categories table:cell-range-address="OC.A3:OC.A5"/>
          </chart:axis>
          <chart:axis chart:dimension="y" chart:name="primary-y" chart:style-name="ch7">
            <chart:title svg:x="0.451cm" svg:y="4.519cm" chart:style-name="ch8">
              <text:p>tempo</text:p>
            </chart:title>
            <chart:grid chart:style-name="ch9" chart:class="major"/>
          </chart:axis>
          <chart:series chart:style-name="ch10" chart:values-cell-range-address="OC.B3:OC.B5" chart:label-cell-address="OC.B1:OC.B1" chart:class="chart:line">
            <chart:data-point chart:repeated="3"/>
          </chart:series>
          <chart:series chart:style-name="ch11" chart:values-cell-range-address="OC.F3:OC.F5" chart:label-cell-address="OC.F1:OC.F1" chart:class="chart:line">
            <chart:data-point chart:repeated="3"/>
          </chart:series>
          <chart:series chart:style-name="ch12" chart:values-cell-range-address="OC.B9:OC.B11" chart:label-cell-address="OC.B7:OC.B7" chart:class="chart:line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sertonSort</text:p>
                <draw:g>
                  <svg:desc>OC.B1:OC.B1</svg:desc>
                </draw:g>
              </table:table-cell>
              <table:table-cell office:value-type="string">
                <text:p>BubbleSort</text:p>
                <draw:g>
                  <svg:desc>OC.F1:OC.F1</svg:desc>
                </draw:g>
              </table:table-cell>
              <table:table-cell office:value-type="string">
                <text:p>SelectionSort</text:p>
                <draw:g>
                  <svg:desc>OC.B7:OC.B7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OC.A3:OC.A5</svg:desc>
                </draw:g>
              </table:table-cell>
              <table:table-cell office:value-type="float" office:value="0.00000224">
                <text:p>0.00000224</text:p>
                <draw:g>
                  <svg:desc>OC.B3:OC.B5</svg:desc>
                </draw:g>
              </table:table-cell>
              <table:table-cell office:value-type="float" office:value="0.00000079">
                <text:p>0.00000079</text:p>
                <draw:g>
                  <svg:desc>OC.F3:OC.F5</svg:desc>
                </draw:g>
              </table:table-cell>
              <table:table-cell office:value-type="float" office:value="0.00000295">
                <text:p>0.00000295</text:p>
                <draw:g>
                  <svg:desc>OC.B9:OC.B11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0000968">
                <text:p>0.00000968</text:p>
              </table:table-cell>
              <table:table-cell office:value-type="float" office:value="0.00000411">
                <text:p>0.00000411</text:p>
              </table:table-cell>
              <table:table-cell office:value-type="float" office:value="0.00016133">
                <text:p>0.00016133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0008376">
                <text:p>0.00008376</text:p>
              </table:table-cell>
              <table:table-cell office:value-type="float" office:value="0.0000337">
                <text:p>0.0000337</text:p>
              </table:table-cell>
              <table:table-cell office:value-type="float" office:value="0.01598722">
                <text:p>0.0159872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75cm" svg:height="8.104cm" xlink:href=".." xlink:type="simple" chart:class="chart:line" chart:style-name="ch1">
        <chart:title svg:x="7.037cm" svg:y="0.297cm" chart:style-name="ch2">
          <text:p>OC Eficiente</text:p>
        </chart:title>
        <chart:legend chart:legend-position="end" svg:x="12.926cm" svg:y="3.214cm" style:legend-expansion="high" chart:style-name="ch3"/>
        <chart:plot-area chart:style-name="ch4" table:cell-range-address="OC.A16:OC.B21 OC.B14:OC.B14 OC.F14:OC.F14 OC.F16:OC.F21 OC.B24:OC.B24 OC.B26:OC.B31" chart:data-source-has-labels="both" svg:x="1.339cm" svg:y="1.25cm" svg:width="11.252cm" svg:height="5.718cm">
          <chartooo:coordinate-region svg:x="3.162cm" svg:y="1.463cm" svg:width="8.686cm" svg:height="4.831cm"/>
          <chart:axis chart:dimension="x" chart:name="primary-x" chart:style-name="ch5" chartooo:axis-type="auto">
            <chartooo:date-scale/>
            <chart:title svg:x="6.167cm" svg:y="7.131cm" chart:style-name="ch6">
              <text:p>instancias</text:p>
            </chart:title>
            <chart:categories table:cell-range-address="OC.A16:OC.A21"/>
          </chart:axis>
          <chart:axis chart:dimension="y" chart:name="primary-y" chart:style-name="ch7">
            <chart:title svg:x="0.451cm" svg:y="4.65cm" chart:style-name="ch8">
              <text:p>Tempo</text:p>
            </chart:title>
            <chart:grid chart:style-name="ch9" chart:class="major"/>
          </chart:axis>
          <chart:series chart:style-name="ch10" chart:values-cell-range-address="OC.B16:OC.B21" chart:label-cell-address="OC.B14:OC.B14" chart:class="chart:line">
            <chart:data-point chart:repeated="6"/>
          </chart:series>
          <chart:series chart:style-name="ch11" chart:values-cell-range-address="OC.F16:OC.F21" chart:label-cell-address="OC.F14:OC.F14" chart:class="chart:line">
            <chart:data-point chart:repeated="6"/>
          </chart:series>
          <chart:series chart:style-name="ch12" chart:values-cell-range-address="OC.B26:OC.B31" chart:label-cell-address="OC.B24:OC.B24" chart:class="chart:line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QuickSort</text:p>
                <draw:g>
                  <svg:desc>OC.B14:OC.B14</svg:desc>
                </draw:g>
              </table:table-cell>
              <table:table-cell office:value-type="string">
                <text:p>MergeSort_MA</text:p>
                <draw:g>
                  <svg:desc>OC.F14:OC.F14</svg:desc>
                </draw:g>
              </table:table-cell>
              <table:table-cell office:value-type="string">
                <text:p>heapsort</text:p>
                <draw:g>
                  <svg:desc>OC.B24:OC.B24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OC.A16:OC.A21</svg:desc>
                </draw:g>
              </table:table-cell>
              <table:table-cell office:value-type="float" office:value="0.00000372">
                <text:p>0.00000372</text:p>
                <draw:g>
                  <svg:desc>OC.B16:OC.B21</svg:desc>
                </draw:g>
              </table:table-cell>
              <table:table-cell office:value-type="float" office:value="0.00000586">
                <text:p>0.00000586</text:p>
                <draw:g>
                  <svg:desc>OC.F16:OC.F21</svg:desc>
                </draw:g>
              </table:table-cell>
              <table:table-cell office:value-type="float" office:value="0.000007">
                <text:p>0.000007</text:p>
                <draw:g>
                  <svg:desc>OC.B26:OC.B31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0003535">
                <text:p>0.00003535</text:p>
              </table:table-cell>
              <table:table-cell office:value-type="float" office:value="0.0000873">
                <text:p>0.0000873</text:p>
              </table:table-cell>
              <table:table-cell office:value-type="float" office:value="0.00010598">
                <text:p>0.00010598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0036172">
                <text:p>0.00036172</text:p>
              </table:table-cell>
              <table:table-cell office:value-type="float" office:value="0.00113194">
                <text:p>0.00113194</text:p>
              </table:table-cell>
              <table:table-cell office:value-type="float" office:value="0.0020133">
                <text:p>0.0020133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0.00435233">
                <text:p>0.00435233</text:p>
              </table:table-cell>
              <table:table-cell office:value-type="float" office:value="0.014467">
                <text:p>0.014467</text:p>
              </table:table-cell>
              <table:table-cell office:value-type="float" office:value="0.01897138">
                <text:p>0.01897138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0.04862463">
                <text:p>0.04862463</text:p>
              </table:table-cell>
              <table:table-cell office:value-type="float" office:value="0.17852904">
                <text:p>0.17852904</text:p>
              </table:table-cell>
              <table:table-cell office:value-type="float" office:value="0.23156978">
                <text:p>0.23156978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0.54664457">
                <text:p>0.54664457</text:p>
              </table:table-cell>
              <table:table-cell office:value-type="float" office:value="2.09780288">
                <text:p>2.09780288</text:p>
              </table:table-cell>
              <table:table-cell office:value-type="float" office:value="2.78039622">
                <text:p>2.7803962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1.611cm" svg:height="6.275cm" xlink:href=".." xlink:type="simple" chart:class="chart:line" chart:style-name="ch1">
        <chart:legend chart:legend-position="end" svg:x="8.06cm" svg:y="2.299cm" style:legend-expansion="high" chart:style-name="ch2"/>
        <chart:plot-area chart:style-name="ch3" table:cell-range-address="OD.A3:OD.B5 OD.B1:OD.B1 OD.F1:OD.F1 OD.F3:OD.F5 OD.B7:OD.B7 OD.B9:OD.B11" chart:data-source-has-labels="both" svg:x="1.236cm" svg:y="0.125cm" svg:width="6.592cm" svg:height="5.051cm">
          <chartooo:coordinate-region svg:x="3.059cm" svg:y="0.338cm" svg:width="4.344cm" svg:height="4.164cm"/>
          <chart:axis chart:dimension="x" chart:name="primary-x" chart:style-name="ch4" chartooo:axis-type="auto">
            <chartooo:date-scale/>
            <chart:title svg:x="3.734cm" svg:y="5.302cm" chart:style-name="ch5">
              <text:p>instancias</text:p>
            </chart:title>
            <chart:categories table:cell-range-address="OD.A3:OD.A5"/>
          </chart:axis>
          <chart:axis chart:dimension="y" chart:name="primary-y" chart:style-name="ch6">
            <chart:title svg:x="0.451cm" svg:y="3.191cm" chart:style-name="ch7">
              <text:p>Tempo</text:p>
            </chart:title>
            <chart:grid chart:style-name="ch8" chart:class="major"/>
          </chart:axis>
          <chart:series chart:style-name="ch9" chart:values-cell-range-address="OD.B3:OD.B5" chart:label-cell-address="OD.B1:OD.B1" chart:class="chart:line">
            <chart:data-point chart:repeated="3"/>
          </chart:series>
          <chart:series chart:style-name="ch10" chart:values-cell-range-address="OD.F3:OD.F5" chart:label-cell-address="OD.F1:OD.F1" chart:class="chart:line">
            <chart:data-point chart:repeated="3"/>
          </chart:series>
          <chart:series chart:style-name="ch11" chart:values-cell-range-address="OD.B9:OD.B11" chart:label-cell-address="OD.B7:OD.B7" chart:class="chart:line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sertonSort</text:p>
                <draw:g>
                  <svg:desc>OD.B1:OD.B1</svg:desc>
                </draw:g>
              </table:table-cell>
              <table:table-cell office:value-type="string">
                <text:p>BubbleSort</text:p>
                <draw:g>
                  <svg:desc>OD.F1:OD.F1</svg:desc>
                </draw:g>
              </table:table-cell>
              <table:table-cell office:value-type="string">
                <text:p>SelectionSort</text:p>
                <draw:g>
                  <svg:desc>OD.B7:OD.B7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OD.A3:OD.A5</svg:desc>
                </draw:g>
              </table:table-cell>
              <table:table-cell office:value-type="float" office:value="0.00000657">
                <text:p>0.00000657</text:p>
                <draw:g>
                  <svg:desc>OD.B3:OD.B5</svg:desc>
                </draw:g>
              </table:table-cell>
              <table:table-cell office:value-type="float" office:value="0.00001043">
                <text:p>0.00001043</text:p>
                <draw:g>
                  <svg:desc>OD.F3:OD.F5</svg:desc>
                </draw:g>
              </table:table-cell>
              <table:table-cell office:value-type="float" office:value="0.00000378">
                <text:p>0.00000378</text:p>
                <draw:g>
                  <svg:desc>OD.B9:OD.B11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0041334">
                <text:p>0.00041334</text:p>
              </table:table-cell>
              <table:table-cell office:value-type="float" office:value="0.00086525">
                <text:p>0.00086525</text:p>
              </table:table-cell>
              <table:table-cell office:value-type="float" office:value="0.00018237">
                <text:p>0.00018237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4025273">
                <text:p>0.04025273</text:p>
              </table:table-cell>
              <table:table-cell office:value-type="float" office:value="0.09347724">
                <text:p>0.09347724</text:p>
              </table:table-cell>
              <table:table-cell office:value-type="float" office:value="0.01716262">
                <text:p>0.0171626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1.87cm" svg:height="13.232cm" xlink:href=".." xlink:type="simple" chart:class="chart:line" chart:style-name="ch1">
        <chart:title svg:x="9.627cm" svg:y="0.399cm" chart:style-name="ch2">
          <text:p>OD eficiente</text:p>
        </chart:title>
        <chart:legend chart:legend-position="end" svg:x="18.046cm" svg:y="5.778cm" style:legend-expansion="high" chart:style-name="ch3"/>
        <chart:plot-area chart:style-name="ch4" table:cell-range-address="OD.A16:OD.B21 OD.B14:OD.B14 OD.B24:OD.B24 OD.B26:OD.B31 OD.F14:OD.F14 OD.F16:OD.F21" chart:data-source-has-labels="both" svg:x="1.441cm" svg:y="1.454cm" svg:width="16.168cm" svg:height="10.54cm">
          <chartooo:coordinate-region svg:x="3.264cm" svg:y="1.667cm" svg:width="13.602cm" svg:height="9.653cm"/>
          <chart:axis chart:dimension="x" chart:name="primary-x" chart:style-name="ch5" chartooo:axis-type="auto">
            <chartooo:date-scale/>
            <chart:title svg:x="8.727cm" svg:y="12.259cm" chart:style-name="ch6">
              <text:p>instancias</text:p>
            </chart:title>
            <chart:categories table:cell-range-address="OD.A16:OD.A21"/>
          </chart:axis>
          <chart:axis chart:dimension="y" chart:name="primary-y" chart:style-name="ch7">
            <chart:title svg:x="0.451cm" svg:y="7.265cm" chart:style-name="ch8">
              <text:p>Tempo</text:p>
            </chart:title>
            <chart:grid chart:style-name="ch9" chart:class="major"/>
          </chart:axis>
          <chart:series chart:style-name="ch10" chart:values-cell-range-address="OD.B16:OD.B21" chart:label-cell-address="OD.B14:OD.B14" chart:class="chart:line">
            <chart:data-point chart:repeated="6"/>
          </chart:series>
          <chart:series chart:style-name="ch11" chart:values-cell-range-address="OD.B26:OD.B31" chart:label-cell-address="OD.B24:OD.B24" chart:class="chart:line">
            <chart:data-point chart:repeated="6"/>
          </chart:series>
          <chart:series chart:style-name="ch12" chart:values-cell-range-address="OD.F16:OD.F21" chart:label-cell-address="OD.F14:OD.F14" chart:class="chart:line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QuickSort</text:p>
                <draw:g>
                  <svg:desc>OD.B14:OD.B14</svg:desc>
                </draw:g>
              </table:table-cell>
              <table:table-cell office:value-type="string">
                <text:p>heapsort</text:p>
                <draw:g>
                  <svg:desc>OD.B24:OD.B24</svg:desc>
                </draw:g>
              </table:table-cell>
              <table:table-cell office:value-type="string">
                <text:p>MergeSort_MA</text:p>
                <draw:g>
                  <svg:desc>OD.F14:OD.F14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OD.A16:OD.A21</svg:desc>
                </draw:g>
              </table:table-cell>
              <table:table-cell office:value-type="float" office:value="0.00000324">
                <text:p>0.00000324</text:p>
                <draw:g>
                  <svg:desc>OD.B16:OD.B21</svg:desc>
                </draw:g>
              </table:table-cell>
              <table:table-cell office:value-type="float" office:value="0.00000536">
                <text:p>0.00000536</text:p>
                <draw:g>
                  <svg:desc>OD.B26:OD.B31</svg:desc>
                </draw:g>
              </table:table-cell>
              <table:table-cell office:value-type="float" office:value="0.00000842">
                <text:p>0.00000842</text:p>
                <draw:g>
                  <svg:desc>OD.F16:OD.F21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0003642">
                <text:p>0.00003642</text:p>
              </table:table-cell>
              <table:table-cell office:value-type="float" office:value="0.00008924">
                <text:p>0.00008924</text:p>
              </table:table-cell>
              <table:table-cell office:value-type="float" office:value="0.00008925">
                <text:p>0.00008925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0043185">
                <text:p>0.00043185</text:p>
              </table:table-cell>
              <table:table-cell office:value-type="float" office:value="0.00128567">
                <text:p>0.00128567</text:p>
              </table:table-cell>
              <table:table-cell office:value-type="float" office:value="0.00112466">
                <text:p>0.00112466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0.00493207">
                <text:p>0.00493207</text:p>
              </table:table-cell>
              <table:table-cell office:value-type="float" office:value="0.01729714">
                <text:p>0.01729714</text:p>
              </table:table-cell>
              <table:table-cell office:value-type="float" office:value="0.01496361">
                <text:p>0.01496361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0.05487663">
                <text:p>0.05487663</text:p>
              </table:table-cell>
              <table:table-cell office:value-type="float" office:value="0.22034273">
                <text:p>0.22034273</text:p>
              </table:table-cell>
              <table:table-cell office:value-type="float" office:value="0.17716467">
                <text:p>0.17716467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0.60623449">
                <text:p>0.60623449</text:p>
              </table:table-cell>
              <table:table-cell office:value-type="float" office:value="2.6587317">
                <text:p>2.6587317</text:p>
              </table:table-cell>
              <table:table-cell office:value-type="float" office:value="2.07202411">
                <text:p>2.0720241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1.371cm" svg:height="12.297cm" xlink:href=".." xlink:type="simple" chart:class="chart:line" chart:style-name="ch1">
        <chart:title svg:x="8.984cm" svg:y="0.38cm" chart:style-name="ch2">
          <text:p>SR não eficiente</text:p>
        </chart:title>
        <chart:legend chart:legend-position="end" svg:x="17.82cm" svg:y="5.31cm" style:legend-expansion="high" chart:style-name="ch3"/>
        <chart:plot-area chart:style-name="ch4" table:cell-range-address="SR.E3:SR.F5 SR.F1:SR.F1 SR.B1:SR.B1 SR.B3:SR.B5 SR.B7:SR.B7 SR.B9:SR.B11" chart:data-source-has-labels="both" svg:x="1.431cm" svg:y="1.416cm" svg:width="15.962cm" svg:height="9.662cm">
          <chartooo:coordinate-region svg:x="3.254cm" svg:y="1.629cm" svg:width="13.714cm" svg:height="8.775cm"/>
          <chart:axis chart:dimension="x" chart:name="primary-x" chart:style-name="ch5" chartooo:axis-type="auto">
            <chartooo:date-scale/>
            <chart:title svg:x="8.901cm" svg:y="11.324cm" chart:style-name="ch6">
              <text:p>tempo</text:p>
            </chart:title>
            <chart:categories table:cell-range-address="SR.E3:SR.E5"/>
          </chart:axis>
          <chart:axis chart:dimension="y" chart:name="primary-y" chart:style-name="ch7">
            <chart:title svg:x="0.451cm" svg:y="6.758cm" chart:style-name="ch8">
              <text:p>tempo</text:p>
            </chart:title>
            <chart:grid chart:style-name="ch9" chart:class="major"/>
          </chart:axis>
          <chart:series chart:style-name="ch10" chart:values-cell-range-address="SR.F3:SR.F5" chart:label-cell-address="SR.F1:SR.F1" chart:class="chart:line">
            <chart:data-point chart:repeated="3"/>
          </chart:series>
          <chart:series chart:style-name="ch11" chart:values-cell-range-address="SR.B3:SR.B5" chart:label-cell-address="SR.B1:SR.B1" chart:class="chart:line">
            <chart:data-point chart:repeated="3"/>
          </chart:series>
          <chart:series chart:style-name="ch12" chart:values-cell-range-address="SR.B9:SR.B11" chart:label-cell-address="SR.B7:SR.B7" chart:class="chart:line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ubbleSort</text:p>
                <draw:g>
                  <svg:desc>SR.F1:SR.F1</svg:desc>
                </draw:g>
              </table:table-cell>
              <table:table-cell office:value-type="string">
                <text:p>InsertonSort</text:p>
                <draw:g>
                  <svg:desc>SR.B1:SR.B1</svg:desc>
                </draw:g>
              </table:table-cell>
              <table:table-cell office:value-type="string">
                <text:p>SelectionSort</text:p>
                <draw:g>
                  <svg:desc>SR.B7:SR.B7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SR.E3:SR.E5</svg:desc>
                </draw:g>
              </table:table-cell>
              <table:table-cell office:value-type="float" office:value="0.00000771">
                <text:p>0.00000771</text:p>
                <draw:g>
                  <svg:desc>SR.F3:SR.F5</svg:desc>
                </draw:g>
              </table:table-cell>
              <table:table-cell office:value-type="float" office:value="0.00000371">
                <text:p>0.00000371</text:p>
                <draw:g>
                  <svg:desc>SR.B3:SR.B5</svg:desc>
                </draw:g>
              </table:table-cell>
              <table:table-cell office:value-type="float" office:value="0.00000438">
                <text:p>0.00000438</text:p>
                <draw:g>
                  <svg:desc>SR.B9:SR.B11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0063889">
                <text:p>0.00063889</text:p>
              </table:table-cell>
              <table:table-cell office:value-type="float" office:value="0.0002046">
                <text:p>0.0002046</text:p>
              </table:table-cell>
              <table:table-cell office:value-type="float" office:value="0.00020082">
                <text:p>0.00020082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653232">
                <text:p>0.0653232</text:p>
              </table:table-cell>
              <table:table-cell office:value-type="float" office:value="0.02063187">
                <text:p>0.02063187</text:p>
              </table:table-cell>
              <table:table-cell office:value-type="float" office:value="0.01652423">
                <text:p>0.01652423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4.834cm" svg:height="9.38cm" xlink:href=".." xlink:type="simple" chart:class="chart:line" chart:style-name="ch1">
        <chart:title svg:x="6.139cm" svg:y="0.322cm" chart:style-name="ch2">
          <text:p>SR eficiente</text:p>
        </chart:title>
        <chart:legend chart:legend-position="end" svg:x="11.01cm" svg:y="3.852cm" style:legend-expansion="high" chart:style-name="ch3"/>
        <chart:plot-area chart:style-name="ch4" table:cell-range-address="SR.A16:SR.B21 SR.B14:SR.B14 SR.F14:SR.F14 SR.F16:SR.F21 SR.B24:SR.B24 SR.B26:SR.B31" chart:data-source-has-labels="both" svg:x="1.3cm" svg:y="1.3cm" svg:width="9.414cm" svg:height="6.919cm">
          <chartooo:coordinate-region svg:x="3.123cm" svg:y="1.513cm" svg:width="6.848cm" svg:height="6.032cm"/>
          <chart:axis chart:dimension="x" chart:name="primary-x" chart:style-name="ch5" chartooo:axis-type="auto">
            <chartooo:date-scale/>
            <chart:title svg:x="5.209cm" svg:y="8.407cm" chart:style-name="ch6">
              <text:p>instancias</text:p>
            </chart:title>
            <chart:categories table:cell-range-address="SR.A16:SR.A21"/>
          </chart:axis>
          <chart:axis chart:dimension="y" chart:name="primary-y" chart:style-name="ch7">
            <chart:title svg:x="0.451cm" svg:y="5.27cm" chart:style-name="ch8">
              <text:p>tempo</text:p>
            </chart:title>
            <chart:grid chart:style-name="ch9" chart:class="major"/>
          </chart:axis>
          <chart:series chart:style-name="ch10" chart:values-cell-range-address="SR.B16:SR.B21" chart:label-cell-address="SR.B14:SR.B14" chart:class="chart:line">
            <chart:data-point chart:repeated="6"/>
          </chart:series>
          <chart:series chart:style-name="ch11" chart:values-cell-range-address="SR.F16:SR.F21" chart:label-cell-address="SR.F14:SR.F14" chart:class="chart:line">
            <chart:data-point chart:repeated="6"/>
          </chart:series>
          <chart:series chart:style-name="ch12" chart:values-cell-range-address="SR.B26:SR.B31" chart:label-cell-address="SR.B24:SR.B24" chart:class="chart:line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QuickSort</text:p>
                <draw:g>
                  <svg:desc>SR.B14:SR.B14</svg:desc>
                </draw:g>
              </table:table-cell>
              <table:table-cell office:value-type="string">
                <text:p>MergeSort_MA</text:p>
                <draw:g>
                  <svg:desc>SR.F14:SR.F14</svg:desc>
                </draw:g>
              </table:table-cell>
              <table:table-cell office:value-type="string">
                <text:p>heapsort</text:p>
                <draw:g>
                  <svg:desc>SR.B24:SR.B24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SR.A16:SR.A21</svg:desc>
                </draw:g>
              </table:table-cell>
              <table:table-cell office:value-type="float" office:value="0.00000423">
                <text:p>0.00000423</text:p>
                <draw:g>
                  <svg:desc>SR.B16:SR.B21</svg:desc>
                </draw:g>
              </table:table-cell>
              <table:table-cell office:value-type="float" office:value="0.00000895">
                <text:p>0.00000895</text:p>
                <draw:g>
                  <svg:desc>SR.F16:SR.F21</svg:desc>
                </draw:g>
              </table:table-cell>
              <table:table-cell office:value-type="float" office:value="0.00000627">
                <text:p>0.00000627</text:p>
                <draw:g>
                  <svg:desc>SR.B26:SR.B31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0006475">
                <text:p>0.00006475</text:p>
              </table:table-cell>
              <table:table-cell office:value-type="float" office:value="0.00010612">
                <text:p>0.00010612</text:p>
              </table:table-cell>
              <table:table-cell office:value-type="float" office:value="0.00013387">
                <text:p>0.00013387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0093766">
                <text:p>0.00093766</text:p>
              </table:table-cell>
              <table:table-cell office:value-type="float" office:value="0.00145467">
                <text:p>0.00145467</text:p>
              </table:table-cell>
              <table:table-cell office:value-type="float" office:value="0.00148341">
                <text:p>0.00148341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0.01121321">
                <text:p>0.01121321</text:p>
              </table:table-cell>
              <table:table-cell office:value-type="float" office:value="0.02062158">
                <text:p>0.02062158</text:p>
              </table:table-cell>
              <table:table-cell office:value-type="float" office:value="0.02064752">
                <text:p>0.02064752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0.13650331">
                <text:p>0.13650331</text:p>
              </table:table-cell>
              <table:table-cell office:value-type="float" office:value="0.23547307">
                <text:p>0.23547307</text:p>
              </table:table-cell>
              <table:table-cell office:value-type="float" office:value="0.25735286">
                <text:p>0.25735286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1.57877672">
                <text:p>1.57877672</text:p>
              </table:table-cell>
              <table:table-cell office:value-type="float" office:value="2.81459093">
                <text:p>2.81459093</text:p>
              </table:table-cell>
              <table:table-cell office:value-type="float" office:value="3.55107737">
                <text:p>3.55107737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0.266cm" svg:height="5.951cm" xlink:href=".." xlink:type="simple" chart:class="chart:line" chart:style-name="ch1">
        <chart:title svg:x="3.387cm" svg:y="0.254cm" chart:style-name="ch2">
          <text:p>CR não Eficiente</text:p>
        </chart:title>
        <chart:legend chart:legend-position="end" svg:x="6.715cm" svg:y="2.137cm" style:legend-expansion="high" chart:style-name="ch3"/>
        <chart:plot-area chart:style-name="ch4" table:cell-range-address="CR.A3:CR.A5 CR.B1:CR.B1 CR.C3:CR.C5 CR.B7:CR.B7 CR.C9:CR.C11 CR.F1:CR.F1 CR.G3:CR.G5" chart:data-source-has-labels="both" svg:x="1.209cm" svg:y="1.164cm" svg:width="5.301cm" svg:height="3.694cm">
          <chartooo:coordinate-region svg:x="3.365cm" svg:y="1.377cm" svg:width="2.72cm" svg:height="2.807cm"/>
          <chart:axis chart:dimension="x" chart:name="primary-x" chart:style-name="ch5" chartooo:axis-type="auto">
            <chartooo:date-scale/>
            <chart:title svg:x="3.061cm" svg:y="4.978cm" chart:style-name="ch6">
              <text:p>instancias</text:p>
            </chart:title>
            <chart:categories table:cell-range-address="CR.A3:CR.A5"/>
          </chart:axis>
          <chart:axis chart:dimension="y" chart:name="primary-y" chart:style-name="ch7">
            <chart:title svg:x="0.451cm" svg:y="4.263cm" chart:style-name="ch8">
              <text:p>n° de instruções</text:p>
            </chart:title>
            <chart:grid chart:style-name="ch9" chart:class="major"/>
          </chart:axis>
          <chart:series chart:style-name="ch10" chart:values-cell-range-address="CR.C3:CR.C5" chart:label-cell-address="CR.B1:CR.B1" chart:class="chart:line">
            <chart:data-point chart:repeated="3"/>
          </chart:series>
          <chart:series chart:style-name="ch11" chart:values-cell-range-address="CR.C9:CR.C11" chart:label-cell-address="CR.B7:CR.B7" chart:class="chart:line">
            <chart:data-point chart:repeated="3"/>
          </chart:series>
          <chart:series chart:style-name="ch12" chart:values-cell-range-address="CR.G3:CR.G5" chart:label-cell-address="CR.F1:CR.F1" chart:class="chart:line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sertonSort</text:p>
                <draw:g>
                  <svg:desc>CR.B1:CR.B1</svg:desc>
                </draw:g>
              </table:table-cell>
              <table:table-cell office:value-type="string">
                <text:p>SelectionSort</text:p>
                <draw:g>
                  <svg:desc>CR.B7:CR.B7</svg:desc>
                </draw:g>
              </table:table-cell>
              <table:table-cell office:value-type="string">
                <text:p>BubbleSort</text:p>
                <draw:g>
                  <svg:desc>CR.F1:CR.F1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CR.A3:CR.A5</svg:desc>
                </draw:g>
              </table:table-cell>
              <table:table-cell office:value-type="float" office:value="207">
                <text:p>207</text:p>
                <draw:g>
                  <svg:desc>CR.C3:CR.C5</svg:desc>
                </draw:g>
              </table:table-cell>
              <table:table-cell office:value-type="float" office:value="206">
                <text:p>206</text:p>
                <draw:g>
                  <svg:desc>CR.C9:CR.C11</svg:desc>
                </draw:g>
              </table:table-cell>
              <table:table-cell office:value-type="float" office:value="353">
                <text:p>353</text:p>
                <draw:g>
                  <svg:desc>CR.G3:CR.G5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2222">
                <text:p>12222</text:p>
              </table:table-cell>
              <table:table-cell office:value-type="float" office:value="11437">
                <text:p>11437</text:p>
              </table:table-cell>
              <table:table-cell office:value-type="float" office:value="27977">
                <text:p>27977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248402">
                <text:p>1248402</text:p>
              </table:table-cell>
              <table:table-cell office:value-type="float" office:value="1019197">
                <text:p>1019197</text:p>
              </table:table-cell>
              <table:table-cell office:value-type="float" office:value="2941745">
                <text:p>2941745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